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37.046cm" svg:y="10.619cm">
            <draw:object draw:notify-on-update-of-ranges="Sheet1.F20:Sheet1.J20 Sheet1.F31:Sheet1.J31 Sheet1.F47:Sheet1.J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89cm" svg:height="8.978cm" svg:x="38.433cm" svg:y="25.05cm">
            <draw:object draw:notify-on-update-of-ranges="Sheet1.F52:Sheet1.J52 Sheet1.F63:Sheet1.J63 Sheet1.F79:Sheet1.J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.988cm" svg:height="8.978cm" svg:x="38.351cm" svg:y="39.474cm">
            <draw:object draw:notify-on-update-of-ranges="Sheet1.F84:Sheet1.H84 Sheet1.F95:Sheet1.H95 Sheet1.F111:Sheet1.H1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88cm" svg:height="9.004cm" svg:x="38.434cm" svg:y="62.475cm">
            <draw:object draw:notify-on-update-of-ranges="Sheet1.F135:Sheet1.J135 Sheet1.F146:Sheet1.J146 Sheet1.F162:Sheet1.J1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016cm" svg:height="9.004cm" svg:x="38.626cm" svg:y="77.27cm">
            <draw:object draw:notify-on-update-of-ranges="Sheet1.F167:Sheet1.I167 Sheet1.F178:Sheet1.I178 Sheet1.F194:Sheet1.I19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88cm" svg:height="9.005cm" svg:x="38.571cm" svg:y="91.056cm">
            <draw:object draw:notify-on-update-of-ranges="Sheet1.F199:Sheet1.H199 Sheet1.F210:Sheet1.H210 Sheet1.F226:Sheet1.H2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55.128cm" svg:y="10.622cm">
            <draw:object draw:notify-on-update-of-ranges="Sheet1.F20:Sheet1.J20 Sheet1.F31:Sheet1.J31 Sheet1.F146:Sheet1.J14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88cm" svg:height="9.005cm" svg:x="38.708cm" svg:y="102.69cm">
            <draw:object draw:notify-on-update-of-ranges="Sheet1.F20:Sheet1.J20 Sheet1.F31:Sheet1.J31 Sheet1.F146:Sheet1.J146 Sheet1.F242:Sheet1.J2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ce7"/>
        <table:table-column table:style-name="co3" table:number-columns-repeated="5" table:default-cell-style-name="ce8"/>
        <table:table-column table:style-name="co1" table:default-cell-style-name="Default"/>
        <table:table-row table:style-name="ro1" table:number-rows-repeated="6">
          <table:table-cell table:number-columns-repeated="3"/>
          <table:table-cell table:style-name="Default" table:number-columns-repeated="7"/>
          <table:table-cell/>
        </table:table-row>
        <table:table-row table:style-name="ro2">
          <table:table-cell table:number-columns-repeated="3"/>
          <table:table-cell table:style-name="Default"/>
          <table:table-cell table:style-name="ce1" office:value-type="string" calcext:value-type="string">
            <text:p>Ficheiro</text:p>
          </table:table-cell>
          <table:table-cell table:style-name="ce1" office:value-type="string" calcext:value-type="string">
            <text:p>Linha</text:p>
          </table:table-cell>
          <table:table-cell table:style-name="ce1" office:value-type="string" calcext:value-type="string">
            <text:p>Descrição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 office:value-type="string" calcext:value-type="string">
            <text:p>Nbody.cpp</text:p>
          </table:table-cell>
          <table:table-cell table:style-name="ce2" office:value-type="string" calcext:value-type="string">
            <text:p>1384/1418</text:p>
          </table:table-cell>
          <table:table-cell table:style-name="ce2" office:value-type="string" calcext:value-type="string">
            <text:p>runBenchmark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 office:value-type="string" calcext:value-type="string">
            <text:p>Nbody.cpp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string" calcext:value-type="string">
            <text:p>funcao runBenchmark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 office:value-type="string" calcext:value-type="string">
            <text:p>bodysystemcuda_impl.h</text:p>
          </table:table-cell>
          <table:table-cell table:style-name="ce2" office:value-type="float" office:value="292" calcext:value-type="float">
            <text:p>292</text:p>
          </table:table-cell>
          <table:table-cell table:style-name="ce2"/>
          <table:table-cell table:style-name="Default" table:number-columns-repeated="3"/>
          <table:table-cell/>
        </table:table-row>
        <table:table-row table:style-name="ro1" table:number-rows-repeated="5">
          <table:table-cell table:number-columns-repeated="3"/>
          <table:table-cell table:style-name="Default"/>
          <table:table-cell table:style-name="ce2"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Tempo em ms</text:p>
          </table:table-cell>
          <table:table-cell table:style-name="ce2" office:value-type="string" calcext:value-type="string">
            <text:p><text:s/>BlockSize: 256</text:p>
          </table:table-cell>
          <table:table-cell table:style-name="ce2"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Versão CUDA</text:p>
          </table:table-cell>
          <table:table-cell table:style-name="ce2"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ce6" office:value-type="string" calcext:value-type="string">
            <text:p>NVIDIA GeForce RTX 2080 Ti</text:p>
          </table:table-cell>
          <table:table-cell table:style-name="ce2" office:value-type="string" calcext:value-type="string">
            <text:p>NumBlocks: 196</text:p>
          </table:table-cell>
          <table:table-cell table:style-name="ce2" office:value-type="string" calcext:value-type="string">
            <text:p>NumBlocks: 391</text:p>
          </table:table-cell>
          <table:table-cell table:style-name="ce2" office:value-type="string" calcext:value-type="string">
            <text:p>NumBlocks: 782</text:p>
          </table:table-cell>
          <table:table-cell table:style-name="ce2" office:value-type="string" calcext:value-type="string">
            <text:p>NumBlocks: 1954</text:p>
          </table:table-cell>
          <table:table-cell table:style-name="ce2" office:value-type="string" calcext:value-type="string">
            <text:p>NumBlocks: 3907</text:p>
          </table:table-cell>
          <table:table-cell/>
        </table:table-row>
        <table:table-row table:style-name="ro1">
          <table:table-cell table:number-columns-repeated="4"/>
          <table:table-cell table:style-name="ce2"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10 Iterations</text:p>
          </table:table-cell>
          <table:table-cell office:value-type="string" calcext:value-type="string">
            <text:p>Number of Bodies</text:p>
          </table:table-cell>
          <table:table-cell table:style-name="ce7" office:value-type="float" office:value="50176" calcext:value-type="float">
            <text:p>50176</text:p>
          </table:table-cell>
          <table:table-cell table:style-name="ce7" office:value-type="float" office:value="100096" calcext:value-type="float">
            <text:p>100096</text:p>
          </table:table-cell>
          <table:table-cell table:style-name="ce7" office:value-type="float" office:value="200192" calcext:value-type="float">
            <text:p>200192</text:p>
          </table:table-cell>
          <table:table-cell table:style-name="ce7" office:value-type="float" office:value="500224" calcext:value-type="float">
            <text:p>500224</text:p>
          </table:table-cell>
          <table:table-cell table:style-name="ce7" office:value-type="float" office:value="1000192" calcext:value-type="float">
            <text:p>100019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1</text:p>
          </table:table-cell>
          <table:table-cell office:value-type="float" office:value="63.329" calcext:value-type="float">
            <text:p>63,329</text:p>
          </table:table-cell>
          <table:table-cell office:value-type="float" office:value="224.093" calcext:value-type="float">
            <text:p>224,093</text:p>
          </table:table-cell>
          <table:table-cell office:value-type="float" office:value="779.717" calcext:value-type="float">
            <text:p>779,717</text:p>
          </table:table-cell>
          <table:table-cell office:value-type="float" office:value="4741.114" calcext:value-type="float">
            <text:p>4741,114</text:p>
          </table:table-cell>
          <table:table-cell office:value-type="float" office:value="19713.25" calcext:value-type="float">
            <text:p>19713,2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2</text:p>
          </table:table-cell>
          <table:table-cell office:value-type="float" office:value="63.963" calcext:value-type="float">
            <text:p>63,963</text:p>
          </table:table-cell>
          <table:table-cell office:value-type="float" office:value="213.161" calcext:value-type="float">
            <text:p>213,161</text:p>
          </table:table-cell>
          <table:table-cell office:value-type="float" office:value="772.673" calcext:value-type="float">
            <text:p>772,673</text:p>
          </table:table-cell>
          <table:table-cell office:value-type="float" office:value="4766.681" calcext:value-type="float">
            <text:p>4766,681</text:p>
          </table:table-cell>
          <table:table-cell office:value-type="float" office:value="19765.902" calcext:value-type="float">
            <text:p>19765,9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3</text:p>
          </table:table-cell>
          <table:table-cell office:value-type="float" office:value="63.67" calcext:value-type="float">
            <text:p>63,67</text:p>
          </table:table-cell>
          <table:table-cell office:value-type="float" office:value="232.729" calcext:value-type="float">
            <text:p>232,729</text:p>
          </table:table-cell>
          <table:table-cell office:value-type="float" office:value="800.072" calcext:value-type="float">
            <text:p>800,072</text:p>
          </table:table-cell>
          <table:table-cell office:value-type="float" office:value="4788.565" calcext:value-type="float">
            <text:p>4788,565</text:p>
          </table:table-cell>
          <table:table-cell office:value-type="float" office:value="20045.182" calcext:value-type="float">
            <text:p>20045,18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4</text:p>
          </table:table-cell>
          <table:table-cell office:value-type="float" office:value="63.862" calcext:value-type="float">
            <text:p>63,862</text:p>
          </table:table-cell>
          <table:table-cell office:value-type="float" office:value="220.508" calcext:value-type="float">
            <text:p>220,508</text:p>
          </table:table-cell>
          <table:table-cell office:value-type="float" office:value="781.589" calcext:value-type="float">
            <text:p>781,589</text:p>
          </table:table-cell>
          <table:table-cell office:value-type="float" office:value="4819.706" calcext:value-type="float">
            <text:p>4819,706</text:p>
          </table:table-cell>
          <table:table-cell office:value-type="float" office:value="20271.102" calcext:value-type="float">
            <text:p>20271,1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5</text:p>
          </table:table-cell>
          <table:table-cell office:value-type="float" office:value="63.528" calcext:value-type="float">
            <text:p>63,528</text:p>
          </table:table-cell>
          <table:table-cell office:value-type="float" office:value="211.509" calcext:value-type="float">
            <text:p>211,509</text:p>
          </table:table-cell>
          <table:table-cell office:value-type="float" office:value="776.135" calcext:value-type="float">
            <text:p>776,135</text:p>
          </table:table-cell>
          <table:table-cell office:value-type="float" office:value="4838.357" calcext:value-type="float">
            <text:p>4838,357</text:p>
          </table:table-cell>
          <table:table-cell office:value-type="float" office:value="22244.574" calcext:value-type="float">
            <text:p>22244,57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6</text:p>
          </table:table-cell>
          <table:table-cell office:value-type="float" office:value="63.703" calcext:value-type="float">
            <text:p>63,703</text:p>
          </table:table-cell>
          <table:table-cell office:value-type="float" office:value="222.509" calcext:value-type="float">
            <text:p>222,509</text:p>
          </table:table-cell>
          <table:table-cell office:value-type="float" office:value="792.752" calcext:value-type="float">
            <text:p>792,752</text:p>
          </table:table-cell>
          <table:table-cell office:value-type="float" office:value="4869.789" calcext:value-type="float">
            <text:p>4869,789</text:p>
          </table:table-cell>
          <table:table-cell office:value-type="float" office:value="22319.836" calcext:value-type="float">
            <text:p>22319,83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7</text:p>
          </table:table-cell>
          <table:table-cell office:value-type="float" office:value="63.958" calcext:value-type="float">
            <text:p>63,958</text:p>
          </table:table-cell>
          <table:table-cell office:value-type="float" office:value="222.74" calcext:value-type="float">
            <text:p>222,74</text:p>
          </table:table-cell>
          <table:table-cell office:value-type="float" office:value="795.539" calcext:value-type="float">
            <text:p>795,539</text:p>
          </table:table-cell>
          <table:table-cell office:value-type="float" office:value="4885.931" calcext:value-type="float">
            <text:p>4885,931</text:p>
          </table:table-cell>
          <table:table-cell office:value-type="float" office:value="21677.637" calcext:value-type="float">
            <text:p>21677,63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8</text:p>
          </table:table-cell>
          <table:table-cell office:value-type="float" office:value="63.715" calcext:value-type="float">
            <text:p>63,715</text:p>
          </table:table-cell>
          <table:table-cell office:value-type="float" office:value="219.192" calcext:value-type="float">
            <text:p>219,192</text:p>
          </table:table-cell>
          <table:table-cell office:value-type="float" office:value="784.288" calcext:value-type="float">
            <text:p>784,288</text:p>
          </table:table-cell>
          <table:table-cell office:value-type="float" office:value="4891.467" calcext:value-type="float">
            <text:p>4891,467</text:p>
          </table:table-cell>
          <table:table-cell office:value-type="float" office:value="20024.834" calcext:value-type="float">
            <text:p>20024,83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9</text:p>
          </table:table-cell>
          <table:table-cell office:value-type="float" office:value="64.175" calcext:value-type="float">
            <text:p>64,175</text:p>
          </table:table-cell>
          <table:table-cell office:value-type="float" office:value="229.236" calcext:value-type="float">
            <text:p>229,236</text:p>
          </table:table-cell>
          <table:table-cell office:value-type="float" office:value="807.033" calcext:value-type="float">
            <text:p>807,033</text:p>
          </table:table-cell>
          <table:table-cell office:value-type="float" office:value="4913.935" calcext:value-type="float">
            <text:p>4913,935</text:p>
          </table:table-cell>
          <table:table-cell office:value-type="float" office:value="21569.141" calcext:value-type="float">
            <text:p>21569,14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10</text:p>
          </table:table-cell>
          <table:table-cell office:value-type="float" office:value="63.414" calcext:value-type="float">
            <text:p>63,414</text:p>
          </table:table-cell>
          <table:table-cell office:value-type="float" office:value="221.48" calcext:value-type="float">
            <text:p>221,48</text:p>
          </table:table-cell>
          <table:table-cell office:value-type="float" office:value="782.119" calcext:value-type="float">
            <text:p>782,119</text:p>
          </table:table-cell>
          <table:table-cell office:value-type="float" office:value="4929.23" calcext:value-type="float">
            <text:p>4929,23</text:p>
          </table:table-cell>
          <table:table-cell office:value-type="float" office:value="22951.32" calcext:value-type="float">
            <text:p>22951,32</text:p>
          </table:table-cell>
          <table:table-cell/>
        </table:table-row>
        <table:table-row table:style-name="ro1">
          <table:table-cell table:number-columns-repeated="4"/>
          <table:table-cell table:style-name="ce8" office:value-type="string" calcext:value-type="string">
            <text:p>Average</text:p>
          </table:table-cell>
          <table:table-cell table:formula="of:=AVERAGE([.F21:.F30])" office:value-type="float" office:value="63.7317" calcext:value-type="float">
            <text:p>63,7317</text:p>
          </table:table-cell>
          <table:table-cell table:formula="of:=AVERAGE([.G21:.G30])" office:value-type="float" office:value="221.7157" calcext:value-type="float">
            <text:p>221,7157</text:p>
          </table:table-cell>
          <table:table-cell table:formula="of:=AVERAGE([.H21:.H30])" office:value-type="float" office:value="787.1917" calcext:value-type="float">
            <text:p>787,1917</text:p>
          </table:table-cell>
          <table:table-cell table:formula="of:=AVERAGE([.I21:.I30])" office:value-type="float" office:value="4844.4775" calcext:value-type="float">
            <text:p>4844,4775</text:p>
          </table:table-cell>
          <table:table-cell table:formula="of:=AVERAGE([.J21:.J30])" office:value-type="float" office:value="21058.2778" calcext:value-type="float">
            <text:p>21058,2778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 table:number-columns-repeated="4"/>
          <table:table-cell table:style-name="ce6" office:value-type="string" calcext:value-type="string">
            <text:p>NVIDIA TITAN Xp</text:p>
          </table:table-cell>
          <table:table-cell table:style-name="ce2" office:value-type="string" calcext:value-type="string">
            <text:p>NumBlocks: 196</text:p>
          </table:table-cell>
          <table:table-cell table:style-name="ce2" office:value-type="string" calcext:value-type="string">
            <text:p>NumBlocks: 391</text:p>
          </table:table-cell>
          <table:table-cell table:style-name="ce2" office:value-type="string" calcext:value-type="string">
            <text:p>NumBlocks: 782</text:p>
          </table:table-cell>
          <table:table-cell table:style-name="ce2" office:value-type="string" calcext:value-type="string">
            <text:p>NumBlocks: 1954</text:p>
          </table:table-cell>
          <table:table-cell table:style-name="ce2" office:value-type="string" calcext:value-type="string">
            <text:p>NumBlocks: 3907</text:p>
          </table:table-cell>
          <table:table-cell/>
        </table:table-row>
        <table:table-row table:style-name="ro1">
          <table:table-cell table:number-columns-repeated="4"/>
          <table:table-cell table:style-name="ce2"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10 Iterations</text:p>
          </table:table-cell>
          <table:table-cell office:value-type="string" calcext:value-type="string">
            <text:p>Number of Bodies</text:p>
          </table:table-cell>
          <table:table-cell table:style-name="ce7" office:value-type="float" office:value="50176" calcext:value-type="float">
            <text:p>50176</text:p>
          </table:table-cell>
          <table:table-cell table:style-name="ce7" office:value-type="float" office:value="100096" calcext:value-type="float">
            <text:p>100096</text:p>
          </table:table-cell>
          <table:table-cell table:style-name="ce7" office:value-type="float" office:value="200192" calcext:value-type="float">
            <text:p>200192</text:p>
          </table:table-cell>
          <table:table-cell table:style-name="ce7" office:value-type="float" office:value="500224" calcext:value-type="float">
            <text:p>500224</text:p>
          </table:table-cell>
          <table:table-cell table:style-name="ce7" office:value-type="float" office:value="1000192" calcext:value-type="float">
            <text:p>100019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1</text:p>
          </table:table-cell>
          <table:table-cell office:value-type="float" office:value="62.66" calcext:value-type="float">
            <text:p>62,66</text:p>
          </table:table-cell>
          <table:table-cell office:value-type="float" office:value="226.847" calcext:value-type="float">
            <text:p>226,847</text:p>
          </table:table-cell>
          <table:table-cell office:value-type="float" office:value="805.133" calcext:value-type="float">
            <text:p>805,133</text:p>
          </table:table-cell>
          <table:table-cell office:value-type="float" office:value="4845.072" calcext:value-type="float">
            <text:p>4845,072</text:p>
          </table:table-cell>
          <table:table-cell office:value-type="float" office:value="20501.859" calcext:value-type="float">
            <text:p>20501,85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2</text:p>
          </table:table-cell>
          <table:table-cell office:value-type="float" office:value="62.696" calcext:value-type="float">
            <text:p>62,696</text:p>
          </table:table-cell>
          <table:table-cell office:value-type="float" office:value="207.899" calcext:value-type="float">
            <text:p>207,899</text:p>
          </table:table-cell>
          <table:table-cell office:value-type="float" office:value="801.382" calcext:value-type="float">
            <text:p>801,382</text:p>
          </table:table-cell>
          <table:table-cell office:value-type="float" office:value="4875.409" calcext:value-type="float">
            <text:p>4875,409</text:p>
          </table:table-cell>
          <table:table-cell office:value-type="float" office:value="22067.584" calcext:value-type="float">
            <text:p>22067,58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3</text:p>
          </table:table-cell>
          <table:table-cell office:value-type="float" office:value="62.312" calcext:value-type="float">
            <text:p>62,312</text:p>
          </table:table-cell>
          <table:table-cell office:value-type="float" office:value="228.221" calcext:value-type="float">
            <text:p>228,221</text:p>
          </table:table-cell>
          <table:table-cell office:value-type="float" office:value="806.979" calcext:value-type="float">
            <text:p>806,979</text:p>
          </table:table-cell>
          <table:table-cell office:value-type="float" office:value="4908.187" calcext:value-type="float">
            <text:p>4908,187</text:p>
          </table:table-cell>
          <table:table-cell office:value-type="float" office:value="22744.998" calcext:value-type="float">
            <text:p>22744,99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4</text:p>
          </table:table-cell>
          <table:table-cell office:value-type="float" office:value="62.746" calcext:value-type="float">
            <text:p>62,746</text:p>
          </table:table-cell>
          <table:table-cell office:value-type="float" office:value="234.224" calcext:value-type="float">
            <text:p>234,224</text:p>
          </table:table-cell>
          <table:table-cell office:value-type="float" office:value="815.49" calcext:value-type="float">
            <text:p>815,49</text:p>
          </table:table-cell>
          <table:table-cell office:value-type="float" office:value="4929.913" calcext:value-type="float">
            <text:p>4929,913</text:p>
          </table:table-cell>
          <table:table-cell office:value-type="float" office:value="22880.363" calcext:value-type="float">
            <text:p>22880,36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5</text:p>
          </table:table-cell>
          <table:table-cell office:value-type="float" office:value="62.407" calcext:value-type="float">
            <text:p>62,407</text:p>
          </table:table-cell>
          <table:table-cell office:value-type="float" office:value="233.048" calcext:value-type="float">
            <text:p>233,048</text:p>
          </table:table-cell>
          <table:table-cell office:value-type="float" office:value="789.427" calcext:value-type="float">
            <text:p>789,427</text:p>
          </table:table-cell>
          <table:table-cell office:value-type="float" office:value="4952.253" calcext:value-type="float">
            <text:p>4952,253</text:p>
          </table:table-cell>
          <table:table-cell office:value-type="float" office:value="22882.92" calcext:value-type="float">
            <text:p>22882,9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6</text:p>
          </table:table-cell>
          <table:table-cell office:value-type="float" office:value="62.62" calcext:value-type="float">
            <text:p>62,62</text:p>
          </table:table-cell>
          <table:table-cell office:value-type="float" office:value="216.668" calcext:value-type="float">
            <text:p>216,668</text:p>
          </table:table-cell>
          <table:table-cell office:value-type="float" office:value="789.456" calcext:value-type="float">
            <text:p>789,456</text:p>
          </table:table-cell>
          <table:table-cell office:value-type="float" office:value="4971.737" calcext:value-type="float">
            <text:p>4971,737</text:p>
          </table:table-cell>
          <table:table-cell office:value-type="float" office:value="22937.172" calcext:value-type="float">
            <text:p>22937,17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7</text:p>
          </table:table-cell>
          <table:table-cell office:value-type="float" office:value="62.371" calcext:value-type="float">
            <text:p>62,371</text:p>
          </table:table-cell>
          <table:table-cell office:value-type="float" office:value="221.648" calcext:value-type="float">
            <text:p>221,648</text:p>
          </table:table-cell>
          <table:table-cell office:value-type="float" office:value="813.135" calcext:value-type="float">
            <text:p>813,135</text:p>
          </table:table-cell>
          <table:table-cell office:value-type="float" office:value="4987.704" calcext:value-type="float">
            <text:p>4987,704</text:p>
          </table:table-cell>
          <table:table-cell office:value-type="float" office:value="22772.674" calcext:value-type="float">
            <text:p>22772,67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8</text:p>
          </table:table-cell>
          <table:table-cell office:value-type="float" office:value="62.514" calcext:value-type="float">
            <text:p>62,514</text:p>
          </table:table-cell>
          <table:table-cell office:value-type="float" office:value="221.386" calcext:value-type="float">
            <text:p>221,386</text:p>
          </table:table-cell>
          <table:table-cell office:value-type="float" office:value="811.796" calcext:value-type="float">
            <text:p>811,796</text:p>
          </table:table-cell>
          <table:table-cell office:value-type="float" office:value="5004.722" calcext:value-type="float">
            <text:p>5004,722</text:p>
          </table:table-cell>
          <table:table-cell office:value-type="float" office:value="22880.93" calcext:value-type="float">
            <text:p>22880,9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9</text:p>
          </table:table-cell>
          <table:table-cell office:value-type="float" office:value="62.321" calcext:value-type="float">
            <text:p>62,321</text:p>
          </table:table-cell>
          <table:table-cell office:value-type="float" office:value="222.071" calcext:value-type="float">
            <text:p>222,071</text:p>
          </table:table-cell>
          <table:table-cell office:value-type="float" office:value="809.649" calcext:value-type="float">
            <text:p>809,649</text:p>
          </table:table-cell>
          <table:table-cell office:value-type="float" office:value="5022.036" calcext:value-type="float">
            <text:p>5022,036</text:p>
          </table:table-cell>
          <table:table-cell office:value-type="float" office:value="22568.893" calcext:value-type="float">
            <text:p>22568,89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10</text:p>
          </table:table-cell>
          <table:table-cell office:value-type="float" office:value="62.575" calcext:value-type="float">
            <text:p>62,575</text:p>
          </table:table-cell>
          <table:table-cell office:value-type="float" office:value="215.891" calcext:value-type="float">
            <text:p>215,891</text:p>
          </table:table-cell>
          <table:table-cell office:value-type="float" office:value="815.911" calcext:value-type="float">
            <text:p>815,911</text:p>
          </table:table-cell>
          <table:table-cell office:value-type="float" office:value="5032.142" calcext:value-type="float">
            <text:p>5032,142</text:p>
          </table:table-cell>
          <table:table-cell office:value-type="float" office:value="23185.236" calcext:value-type="float">
            <text:p>23185,236</text:p>
          </table:table-cell>
          <table:table-cell/>
        </table:table-row>
        <table:table-row table:style-name="ro1">
          <table:table-cell table:number-columns-repeated="4"/>
          <table:table-cell table:style-name="ce8" office:value-type="string" calcext:value-type="string">
            <text:p>Average</text:p>
          </table:table-cell>
          <table:table-cell table:formula="of:=AVERAGE([.F37:.F46])" office:value-type="float" office:value="62.5222" calcext:value-type="float">
            <text:p>62,5222</text:p>
          </table:table-cell>
          <table:table-cell table:formula="of:=AVERAGE([.G37:.G46])" office:value-type="float" office:value="222.7903" calcext:value-type="float">
            <text:p>222,7903</text:p>
          </table:table-cell>
          <table:table-cell table:formula="of:=AVERAGE([.H37:.H46])" office:value-type="float" office:value="805.8358" calcext:value-type="float">
            <text:p>805,8358</text:p>
          </table:table-cell>
          <table:table-cell table:formula="of:=AVERAGE([.I37:.I46])" office:value-type="float" office:value="4952.9175" calcext:value-type="float">
            <text:p>4952,9175</text:p>
          </table:table-cell>
          <table:table-cell table:formula="of:=AVERAGE([.J37:.J46])" office:value-type="float" office:value="22542.2629" calcext:value-type="float">
            <text:p>22542,2629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 table:number-columns-repeated="4"/>
          <table:table-cell table:style-name="ce6" office:value-type="string" calcext:value-type="string">
            <text:p>NVIDIA GeForce RTX 2080 Ti</text:p>
          </table:table-cell>
          <table:table-cell table:style-name="ce2" office:value-type="string" calcext:value-type="string">
            <text:p>NumBlocks: 196</text:p>
          </table:table-cell>
          <table:table-cell table:style-name="ce2" office:value-type="string" calcext:value-type="string">
            <text:p>NumBlocks: 391</text:p>
          </table:table-cell>
          <table:table-cell table:style-name="ce2" office:value-type="string" calcext:value-type="string">
            <text:p>NumBlocks: 782</text:p>
          </table:table-cell>
          <table:table-cell table:style-name="ce2" office:value-type="string" calcext:value-type="string">
            <text:p>NumBlocks: 1954</text:p>
          </table:table-cell>
          <table:table-cell table:style-name="ce2" office:value-type="string" calcext:value-type="string">
            <text:p>NumBlocks: 3907</text:p>
          </table:table-cell>
          <table:table-cell/>
        </table:table-row>
        <table:table-row table:style-name="ro1">
          <table:table-cell table:number-columns-repeated="4"/>
          <table:table-cell table:style-name="ce2"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100 Iterations</text:p>
          </table:table-cell>
          <table:table-cell office:value-type="string" calcext:value-type="string">
            <text:p>Number of Bodies</text:p>
          </table:table-cell>
          <table:table-cell table:style-name="ce7" office:value-type="float" office:value="50176" calcext:value-type="float">
            <text:p>50176</text:p>
          </table:table-cell>
          <table:table-cell table:style-name="ce7" office:value-type="float" office:value="100096" calcext:value-type="float">
            <text:p>100096</text:p>
          </table:table-cell>
          <table:table-cell table:style-name="ce7" office:value-type="float" office:value="200192" calcext:value-type="float">
            <text:p>200192</text:p>
          </table:table-cell>
          <table:table-cell table:style-name="ce7" office:value-type="float" office:value="500224" calcext:value-type="float">
            <text:p>500224</text:p>
          </table:table-cell>
          <table:table-cell table:style-name="ce7" office:value-type="float" office:value="1000192" calcext:value-type="float">
            <text:p>100019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1</text:p>
          </table:table-cell>
          <table:table-cell office:value-type="float" office:value="514.38" calcext:value-type="float">
            <text:p>514,38</text:p>
          </table:table-cell>
          <table:table-cell office:value-type="float" office:value="1969.029" calcext:value-type="float">
            <text:p>1969,029</text:p>
          </table:table-cell>
          <table:table-cell office:value-type="float" office:value="8012.922" calcext:value-type="float">
            <text:p>8012,922</text:p>
          </table:table-cell>
          <table:table-cell office:value-type="float" office:value="56553.66" calcext:value-type="float">
            <text:p>56553,66</text:p>
          </table:table-cell>
          <table:table-cell office:value-type="float" office:value="236678.906" calcext:value-type="float">
            <text:p>236678,90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2</text:p>
          </table:table-cell>
          <table:table-cell office:value-type="float" office:value="546.425" calcext:value-type="float">
            <text:p>546,425</text:p>
          </table:table-cell>
          <table:table-cell office:value-type="float" office:value="1962.674" calcext:value-type="float">
            <text:p>1962,674</text:p>
          </table:table-cell>
          <table:table-cell office:value-type="float" office:value="8066.425" calcext:value-type="float">
            <text:p>8066,425</text:p>
          </table:table-cell>
          <table:table-cell office:value-type="float" office:value="58559.152" calcext:value-type="float">
            <text:p>58559,1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3</text:p>
          </table:table-cell>
          <table:table-cell office:value-type="float" office:value="511.064" calcext:value-type="float">
            <text:p>511,064</text:p>
          </table:table-cell>
          <table:table-cell office:value-type="float" office:value="1969.946" calcext:value-type="float">
            <text:p>1969,946</text:p>
          </table:table-cell>
          <table:table-cell office:value-type="float" office:value="8135.892" calcext:value-type="float">
            <text:p>8135,892</text:p>
          </table:table-cell>
          <table:table-cell office:value-type="float" office:value="52934.406" calcext:value-type="float">
            <text:p>52934,4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4</text:p>
          </table:table-cell>
          <table:table-cell office:value-type="float" office:value="521.149" calcext:value-type="float">
            <text:p>521,149</text:p>
          </table:table-cell>
          <table:table-cell office:value-type="float" office:value="2008.136" calcext:value-type="float">
            <text:p>2008,136</text:p>
          </table:table-cell>
          <table:table-cell office:value-type="float" office:value="8194.781" calcext:value-type="float">
            <text:p>8194,781</text:p>
          </table:table-cell>
          <table:table-cell office:value-type="float" office:value="56929.301" calcext:value-type="float">
            <text:p>56929,3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5</text:p>
          </table:table-cell>
          <table:table-cell office:value-type="float" office:value="542.353" calcext:value-type="float">
            <text:p>542,353</text:p>
          </table:table-cell>
          <table:table-cell office:value-type="float" office:value="1991.684" calcext:value-type="float">
            <text:p>1991,684</text:p>
          </table:table-cell>
          <table:table-cell office:value-type="float" office:value="8122.741" calcext:value-type="float">
            <text:p>8122,741</text:p>
          </table:table-cell>
          <table:table-cell office:value-type="float" office:value="48290.617" calcext:value-type="float">
            <text:p>48290,6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6</text:p>
          </table:table-cell>
          <table:table-cell office:value-type="float" office:value="510.608" calcext:value-type="float">
            <text:p>510,608</text:p>
          </table:table-cell>
          <table:table-cell office:value-type="float" office:value="1984.634" calcext:value-type="float">
            <text:p>1984,634</text:p>
          </table:table-cell>
          <table:table-cell office:value-type="float" office:value="8207.157" calcext:value-type="float">
            <text:p>8207,157</text:p>
          </table:table-cell>
          <table:table-cell office:value-type="float" office:value="51863.934" calcext:value-type="float">
            <text:p>51863,9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7</text:p>
          </table:table-cell>
          <table:table-cell office:value-type="float" office:value="538.656" calcext:value-type="float">
            <text:p>538,656</text:p>
          </table:table-cell>
          <table:table-cell office:value-type="float" office:value="2013.38" calcext:value-type="float">
            <text:p>2013,38</text:p>
          </table:table-cell>
          <table:table-cell office:value-type="float" office:value="8254.381" calcext:value-type="float">
            <text:p>8254,381</text:p>
          </table:table-cell>
          <table:table-cell office:value-type="float" office:value="54905.086" calcext:value-type="float">
            <text:p>54905,0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8</text:p>
          </table:table-cell>
          <table:table-cell office:value-type="float" office:value="513.563" calcext:value-type="float">
            <text:p>513,563</text:p>
          </table:table-cell>
          <table:table-cell office:value-type="float" office:value="1983.752" calcext:value-type="float">
            <text:p>1983,752</text:p>
          </table:table-cell>
          <table:table-cell office:value-type="float" office:value="8326.006" calcext:value-type="float">
            <text:p>8326,006</text:p>
          </table:table-cell>
          <table:table-cell office:value-type="float" office:value="49338.242" calcext:value-type="float">
            <text:p>49338,2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9</text:p>
          </table:table-cell>
          <table:table-cell office:value-type="float" office:value="521.418" calcext:value-type="float">
            <text:p>521,418</text:p>
          </table:table-cell>
          <table:table-cell office:value-type="float" office:value="2017.928" calcext:value-type="float">
            <text:p>2017,928</text:p>
          </table:table-cell>
          <table:table-cell office:value-type="float" office:value="8444.124" calcext:value-type="float">
            <text:p>8444,124</text:p>
          </table:table-cell>
          <table:table-cell office:value-type="float" office:value="52418.961" calcext:value-type="float">
            <text:p>52418,9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10</text:p>
          </table:table-cell>
          <table:table-cell office:value-type="float" office:value="530.241" calcext:value-type="float">
            <text:p>530,241</text:p>
          </table:table-cell>
          <table:table-cell office:value-type="float" office:value="2022.681" calcext:value-type="float">
            <text:p>2022,681</text:p>
          </table:table-cell>
          <table:table-cell office:value-type="float" office:value="8663.275" calcext:value-type="float">
            <text:p>8663,275</text:p>
          </table:table-cell>
          <table:table-cell office:value-type="float" office:value="51731.691" calcext:value-type="float">
            <text:p>51731,69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8" office:value-type="string" calcext:value-type="string">
            <text:p>Average</text:p>
          </table:table-cell>
          <table:table-cell table:formula="of:=AVERAGE([.F53:.F62])" office:value-type="float" office:value="524.9857" calcext:value-type="float">
            <text:p>524,9857</text:p>
          </table:table-cell>
          <table:table-cell table:formula="of:=AVERAGE([.G53:.G62])" office:value-type="float" office:value="1992.3844" calcext:value-type="float">
            <text:p>1992,3844</text:p>
          </table:table-cell>
          <table:table-cell table:formula="of:=AVERAGE([.H53:.H62])" office:value-type="float" office:value="8242.7704" calcext:value-type="float">
            <text:p>8242,7704</text:p>
          </table:table-cell>
          <table:table-cell table:formula="of:=AVERAGE([.I53:.I62])" office:value-type="float" office:value="53352.505" calcext:value-type="float">
            <text:p>53352,505</text:p>
          </table:table-cell>
          <table:table-cell table:formula="of:=AVERAGE([.J53:.J62])" office:value-type="float" office:value="236678.906" calcext:value-type="float">
            <text:p>236678,906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 table:number-columns-repeated="4"/>
          <table:table-cell table:style-name="ce6" office:value-type="string" calcext:value-type="string">
            <text:p>NVIDIA TITAN Xp</text:p>
          </table:table-cell>
          <table:table-cell table:style-name="ce2" office:value-type="string" calcext:value-type="string">
            <text:p>NumBlocks: 196</text:p>
          </table:table-cell>
          <table:table-cell table:style-name="ce2" office:value-type="string" calcext:value-type="string">
            <text:p>NumBlocks: 391</text:p>
          </table:table-cell>
          <table:table-cell table:style-name="ce2" office:value-type="string" calcext:value-type="string">
            <text:p>NumBlocks: 782</text:p>
          </table:table-cell>
          <table:table-cell table:style-name="ce2" office:value-type="string" calcext:value-type="string">
            <text:p>NumBlocks: 1954</text:p>
          </table:table-cell>
          <table:table-cell table:style-name="ce2" office:value-type="string" calcext:value-type="string">
            <text:p>NumBlocks: 3907</text:p>
          </table:table-cell>
          <table:table-cell/>
        </table:table-row>
        <table:table-row table:style-name="ro1">
          <table:table-cell table:number-columns-repeated="4"/>
          <table:table-cell table:style-name="ce2"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100 Iterations</text:p>
          </table:table-cell>
          <table:table-cell office:value-type="string" calcext:value-type="string">
            <text:p>Number of Bodies</text:p>
          </table:table-cell>
          <table:table-cell table:style-name="ce7" office:value-type="float" office:value="50176" calcext:value-type="float">
            <text:p>50176</text:p>
          </table:table-cell>
          <table:table-cell table:style-name="ce7" office:value-type="float" office:value="100096" calcext:value-type="float">
            <text:p>100096</text:p>
          </table:table-cell>
          <table:table-cell table:style-name="ce7" office:value-type="float" office:value="200192" calcext:value-type="float">
            <text:p>200192</text:p>
          </table:table-cell>
          <table:table-cell table:style-name="ce7" office:value-type="float" office:value="500224" calcext:value-type="float">
            <text:p>500224</text:p>
          </table:table-cell>
          <table:table-cell table:style-name="ce7" office:value-type="float" office:value="1000192" calcext:value-type="float">
            <text:p>100019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1</text:p>
          </table:table-cell>
          <table:table-cell office:value-type="float" office:value="544.796" calcext:value-type="float">
            <text:p>544,796</text:p>
          </table:table-cell>
          <table:table-cell office:value-type="float" office:value="1998.679" calcext:value-type="float">
            <text:p>1998,679</text:p>
          </table:table-cell>
          <table:table-cell office:value-type="float" office:value="8105.543" calcext:value-type="float">
            <text:p>8105,543</text:p>
          </table:table-cell>
          <table:table-cell office:value-type="float" office:value="56052.793" calcext:value-type="float">
            <text:p>56052,793</text:p>
          </table:table-cell>
          <table:table-cell office:value-type="float" office:value="237191.188" calcext:value-type="float">
            <text:p>237191,18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2</text:p>
          </table:table-cell>
          <table:table-cell office:value-type="float" office:value="524.397" calcext:value-type="float">
            <text:p>524,397</text:p>
          </table:table-cell>
          <table:table-cell office:value-type="float" office:value="2014.007" calcext:value-type="float">
            <text:p>2014,007</text:p>
          </table:table-cell>
          <table:table-cell office:value-type="float" office:value="8163.521" calcext:value-type="float">
            <text:p>8163,521</text:p>
          </table:table-cell>
          <table:table-cell office:value-type="float" office:value="58941.113" calcext:value-type="float">
            <text:p>58941,1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3</text:p>
          </table:table-cell>
          <table:table-cell office:value-type="float" office:value="546.06" calcext:value-type="float">
            <text:p>546,06</text:p>
          </table:table-cell>
          <table:table-cell office:value-type="float" office:value="2035.551" calcext:value-type="float">
            <text:p>2035,551</text:p>
          </table:table-cell>
          <table:table-cell office:value-type="float" office:value="8227.551" calcext:value-type="float">
            <text:p>8227,551</text:p>
          </table:table-cell>
          <table:table-cell office:value-type="float" office:value="58569.395" calcext:value-type="float">
            <text:p>58569,3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4</text:p>
          </table:table-cell>
          <table:table-cell office:value-type="float" office:value="517.509" calcext:value-type="float">
            <text:p>517,509</text:p>
          </table:table-cell>
          <table:table-cell office:value-type="float" office:value="2024.978" calcext:value-type="float">
            <text:p>2024,978</text:p>
          </table:table-cell>
          <table:table-cell office:value-type="float" office:value="8295.009" calcext:value-type="float">
            <text:p>8295,009</text:p>
          </table:table-cell>
          <table:table-cell office:value-type="float" office:value="52866.773" calcext:value-type="float">
            <text:p>52866,7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5</text:p>
          </table:table-cell>
          <table:table-cell office:value-type="float" office:value="549.52" calcext:value-type="float">
            <text:p>549,52</text:p>
          </table:table-cell>
          <table:table-cell office:value-type="float" office:value="2003.779" calcext:value-type="float">
            <text:p>2003,779</text:p>
          </table:table-cell>
          <table:table-cell office:value-type="float" office:value="8377.812" calcext:value-type="float">
            <text:p>8377,812</text:p>
          </table:table-cell>
          <table:table-cell office:value-type="float" office:value="58205.934" calcext:value-type="float">
            <text:p>58205,9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6</text:p>
          </table:table-cell>
          <table:table-cell office:value-type="float" office:value="516.005" calcext:value-type="float">
            <text:p>516,005</text:p>
          </table:table-cell>
          <table:table-cell office:value-type="float" office:value="2006.892" calcext:value-type="float">
            <text:p>2006,892</text:p>
          </table:table-cell>
          <table:table-cell office:value-type="float" office:value="8613.887" calcext:value-type="float">
            <text:p>8613,887</text:p>
          </table:table-cell>
          <table:table-cell office:value-type="float" office:value="59626.453" calcext:value-type="float">
            <text:p>59626,45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7</text:p>
          </table:table-cell>
          <table:table-cell office:value-type="float" office:value="522.232" calcext:value-type="float">
            <text:p>522,232</text:p>
          </table:table-cell>
          <table:table-cell office:value-type="float" office:value="2022.429" calcext:value-type="float">
            <text:p>2022,429</text:p>
          </table:table-cell>
          <table:table-cell office:value-type="float" office:value="8833.777" calcext:value-type="float">
            <text:p>8833,777</text:p>
          </table:table-cell>
          <table:table-cell office:value-type="float" office:value="59445.109" calcext:value-type="float">
            <text:p>59445,1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8</text:p>
          </table:table-cell>
          <table:table-cell office:value-type="float" office:value="539.289" calcext:value-type="float">
            <text:p>539,289</text:p>
          </table:table-cell>
          <table:table-cell office:value-type="float" office:value="2034.74" calcext:value-type="float">
            <text:p>2034,74</text:p>
          </table:table-cell>
          <table:table-cell office:value-type="float" office:value="8961.615" calcext:value-type="float">
            <text:p>8961,615</text:p>
          </table:table-cell>
          <table:table-cell office:value-type="float" office:value="59684.395" calcext:value-type="float">
            <text:p>59684,3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9</text:p>
          </table:table-cell>
          <table:table-cell office:value-type="float" office:value="527.187" calcext:value-type="float">
            <text:p>527,187</text:p>
          </table:table-cell>
          <table:table-cell office:value-type="float" office:value="2015.461" calcext:value-type="float">
            <text:p>2015,461</text:p>
          </table:table-cell>
          <table:table-cell office:value-type="float" office:value="9233.014" calcext:value-type="float">
            <text:p>9233,014</text:p>
          </table:table-cell>
          <table:table-cell office:value-type="float" office:value="59575.773" calcext:value-type="float">
            <text:p>59575,7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10</text:p>
          </table:table-cell>
          <table:table-cell office:value-type="float" office:value="529.119" calcext:value-type="float">
            <text:p>529,119</text:p>
          </table:table-cell>
          <table:table-cell office:value-type="float" office:value="2038.977" calcext:value-type="float">
            <text:p>2038,977</text:p>
          </table:table-cell>
          <table:table-cell office:value-type="float" office:value="8769.65" calcext:value-type="float">
            <text:p>8769,65</text:p>
          </table:table-cell>
          <table:table-cell office:value-type="float" office:value="58306.875" calcext:value-type="float">
            <text:p>58306,87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8" office:value-type="string" calcext:value-type="string">
            <text:p>Average</text:p>
          </table:table-cell>
          <table:table-cell table:formula="of:=AVERAGE([.F69:.F78])" office:value-type="float" office:value="531.6114" calcext:value-type="float">
            <text:p>531,6114</text:p>
          </table:table-cell>
          <table:table-cell table:formula="of:=AVERAGE([.G69:.G78])" office:value-type="float" office:value="2019.5493" calcext:value-type="float">
            <text:p>2019,5493</text:p>
          </table:table-cell>
          <table:table-cell table:formula="of:=AVERAGE([.H69:.H78])" office:value-type="float" office:value="8558.1379" calcext:value-type="float">
            <text:p>8558,1379</text:p>
          </table:table-cell>
          <table:table-cell table:formula="of:=AVERAGE([.I69:.I78])" office:value-type="float" office:value="58127.4613" calcext:value-type="float">
            <text:p>58127,4613</text:p>
          </table:table-cell>
          <table:table-cell table:formula="of:=AVERAGE([.J69:.J78])" office:value-type="float" office:value="237191.188" calcext:value-type="float">
            <text:p>237191,188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 table:number-columns-repeated="4"/>
          <table:table-cell table:style-name="ce6" office:value-type="string" calcext:value-type="string">
            <text:p>NVIDIA GeForce RTX 2080 Ti</text:p>
          </table:table-cell>
          <table:table-cell table:style-name="ce2" office:value-type="string" calcext:value-type="string">
            <text:p>NumBlocks: 196</text:p>
          </table:table-cell>
          <table:table-cell table:style-name="ce2" office:value-type="string" calcext:value-type="string">
            <text:p>NumBlocks: 391</text:p>
          </table:table-cell>
          <table:table-cell table:style-name="ce2" office:value-type="string" calcext:value-type="string">
            <text:p>NumBlocks: 782</text:p>
          </table:table-cell>
          <table:table-cell table:style-name="ce2" office:value-type="string" calcext:value-type="string">
            <text:p>NumBlocks: 1954</text:p>
          </table:table-cell>
          <table:table-cell table:style-name="ce2" office:value-type="string" calcext:value-type="string">
            <text:p>NumBlocks: 3907</text:p>
          </table:table-cell>
          <table:table-cell/>
        </table:table-row>
        <table:table-row table:style-name="ro1">
          <table:table-cell table:number-columns-repeated="4"/>
          <table:table-cell table:style-name="ce2"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500 Iterations</text:p>
          </table:table-cell>
          <table:table-cell office:value-type="string" calcext:value-type="string">
            <text:p>Number of Bodies</text:p>
          </table:table-cell>
          <table:table-cell table:style-name="ce7" office:value-type="float" office:value="50176" calcext:value-type="float">
            <text:p>50176</text:p>
          </table:table-cell>
          <table:table-cell table:style-name="ce7" office:value-type="float" office:value="100096" calcext:value-type="float">
            <text:p>100096</text:p>
          </table:table-cell>
          <table:table-cell table:style-name="ce7" office:value-type="float" office:value="200192" calcext:value-type="float">
            <text:p>200192</text:p>
          </table:table-cell>
          <table:table-cell table:style-name="ce7" office:value-type="float" office:value="500224" calcext:value-type="float">
            <text:p>500224</text:p>
          </table:table-cell>
          <table:table-cell table:style-name="ce7" office:value-type="float" office:value="1000192" calcext:value-type="float">
            <text:p>100019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1</text:p>
          </table:table-cell>
          <table:table-cell office:value-type="float" office:value="2541.842" calcext:value-type="float">
            <text:p>2541,842</text:p>
          </table:table-cell>
          <table:table-cell office:value-type="float" office:value="9862.377" calcext:value-type="float">
            <text:p>9862,377</text:p>
          </table:table-cell>
          <table:table-cell office:value-type="float" office:value="48683.816" calcext:value-type="float">
            <text:p>48683,81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2</text:p>
          </table:table-cell>
          <table:table-cell office:value-type="float" office:value="2532.253" calcext:value-type="float">
            <text:p>2532,253</text:p>
          </table:table-cell>
          <table:table-cell office:value-type="float" office:value="9959.282" calcext:value-type="float">
            <text:p>9959,282</text:p>
          </table:table-cell>
          <table:table-cell office:value-type="float" office:value="49020.316" calcext:value-type="float">
            <text:p>49020,31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3</text:p>
          </table:table-cell>
          <table:table-cell office:value-type="float" office:value="2550.679" calcext:value-type="float">
            <text:p>2550,679</text:p>
          </table:table-cell>
          <table:table-cell office:value-type="float" office:value="10065.784" calcext:value-type="float">
            <text:p>10065,784</text:p>
          </table:table-cell>
          <table:table-cell office:value-type="float" office:value="48939.77" calcext:value-type="float">
            <text:p>48939,7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4</text:p>
          </table:table-cell>
          <table:table-cell office:value-type="float" office:value="2557.751" calcext:value-type="float">
            <text:p>2557,751</text:p>
          </table:table-cell>
          <table:table-cell office:value-type="float" office:value="10200.619" calcext:value-type="float">
            <text:p>10200,619</text:p>
          </table:table-cell>
          <table:table-cell office:value-type="float" office:value="42486.652" calcext:value-type="float">
            <text:p>42486,65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5</text:p>
          </table:table-cell>
          <table:table-cell office:value-type="float" office:value="2562.116" calcext:value-type="float">
            <text:p>2562,116</text:p>
          </table:table-cell>
          <table:table-cell office:value-type="float" office:value="10321.378" calcext:value-type="float">
            <text:p>10321,378</text:p>
          </table:table-cell>
          <table:table-cell office:value-type="float" office:value="48448.645" calcext:value-type="float">
            <text:p>48448,6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6</text:p>
          </table:table-cell>
          <table:table-cell office:value-type="float" office:value="2572.788" calcext:value-type="float">
            <text:p>2572,788</text:p>
          </table:table-cell>
          <table:table-cell office:value-type="float" office:value="10427.325" calcext:value-type="float">
            <text:p>10427,325</text:p>
          </table:table-cell>
          <table:table-cell office:value-type="float" office:value="48819.723" calcext:value-type="float">
            <text:p>48819,72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7</text:p>
          </table:table-cell>
          <table:table-cell office:value-type="float" office:value="2567.498" calcext:value-type="float">
            <text:p>2567,498</text:p>
          </table:table-cell>
          <table:table-cell office:value-type="float" office:value="10824.185" calcext:value-type="float">
            <text:p>10824,185</text:p>
          </table:table-cell>
          <table:table-cell office:value-type="float" office:value="49304.449" calcext:value-type="float">
            <text:p>49304,44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8</text:p>
          </table:table-cell>
          <table:table-cell office:value-type="float" office:value="2577.12" calcext:value-type="float">
            <text:p>2577,12</text:p>
          </table:table-cell>
          <table:table-cell office:value-type="float" office:value="11443.945" calcext:value-type="float">
            <text:p>11443,945</text:p>
          </table:table-cell>
          <table:table-cell office:value-type="float" office:value="48921.457" calcext:value-type="float">
            <text:p>48921,4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9</text:p>
          </table:table-cell>
          <table:table-cell office:value-type="float" office:value="2582.259" calcext:value-type="float">
            <text:p>2582,259</text:p>
          </table:table-cell>
          <table:table-cell office:value-type="float" office:value="11766.076" calcext:value-type="float">
            <text:p>11766,076</text:p>
          </table:table-cell>
          <table:table-cell office:value-type="float" office:value="48990.207" calcext:value-type="float">
            <text:p>48990,20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10</text:p>
          </table:table-cell>
          <table:table-cell office:value-type="float" office:value="2593.603" calcext:value-type="float">
            <text:p>2593,603</text:p>
          </table:table-cell>
          <table:table-cell office:value-type="float" office:value="11795.346" calcext:value-type="float">
            <text:p>11795,346</text:p>
          </table:table-cell>
          <table:table-cell office:value-type="float" office:value="49016.312" calcext:value-type="float">
            <text:p>49016,31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 office:value-type="string" calcext:value-type="string">
            <text:p>Average</text:p>
          </table:table-cell>
          <table:table-cell table:formula="of:=AVERAGE([.F85:.F94])" office:value-type="float" office:value="2563.7909" calcext:value-type="float">
            <text:p>2563,7909</text:p>
          </table:table-cell>
          <table:table-cell table:formula="of:=AVERAGE([.G85:.G94])" office:value-type="float" office:value="10666.6317" calcext:value-type="float">
            <text:p>10666,6317</text:p>
          </table:table-cell>
          <table:table-cell table:formula="of:=AVERAGE([.H85:.H94])" office:value-type="float" office:value="48263.1347" calcext:value-type="float">
            <text:p>48263,1347</text:p>
          </table:table-cell>
          <table:table-cell table:formula="of:=AVERAGE([.I85:.I94])" office:value-type="string" office:string-value="" calcext:value-type="error">
            <text:p>#DIV/0!</text:p>
          </table:table-cell>
          <table:table-cell table:formula="of:=AVERAGE([.J85:.J94])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 table:number-columns-repeated="4"/>
          <table:table-cell table:style-name="ce6" office:value-type="string" calcext:value-type="string">
            <text:p>NVIDIA TITAN Xp</text:p>
          </table:table-cell>
          <table:table-cell table:style-name="ce2" office:value-type="string" calcext:value-type="string">
            <text:p>NumBlocks: 196</text:p>
          </table:table-cell>
          <table:table-cell table:style-name="ce2" office:value-type="string" calcext:value-type="string">
            <text:p>NumBlocks: 391</text:p>
          </table:table-cell>
          <table:table-cell table:style-name="ce2" office:value-type="string" calcext:value-type="string">
            <text:p>NumBlocks: 782</text:p>
          </table:table-cell>
          <table:table-cell table:style-name="ce2" office:value-type="string" calcext:value-type="string">
            <text:p>NumBlocks: 1954</text:p>
          </table:table-cell>
          <table:table-cell table:style-name="ce2" office:value-type="string" calcext:value-type="string">
            <text:p>NumBlocks: 3907</text:p>
          </table:table-cell>
          <table:table-cell/>
        </table:table-row>
        <table:table-row table:style-name="ro1">
          <table:table-cell table:number-columns-repeated="4"/>
          <table:table-cell table:style-name="ce2"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500 Iterations</text:p>
          </table:table-cell>
          <table:table-cell office:value-type="string" calcext:value-type="string">
            <text:p>Number of Bodies</text:p>
          </table:table-cell>
          <table:table-cell table:style-name="ce7" office:value-type="float" office:value="50176" calcext:value-type="float">
            <text:p>50176</text:p>
          </table:table-cell>
          <table:table-cell table:style-name="ce7" office:value-type="float" office:value="100096" calcext:value-type="float">
            <text:p>100096</text:p>
          </table:table-cell>
          <table:table-cell table:style-name="ce7" office:value-type="float" office:value="200192" calcext:value-type="float">
            <text:p>200192</text:p>
          </table:table-cell>
          <table:table-cell table:style-name="ce7" office:value-type="float" office:value="500224" calcext:value-type="float">
            <text:p>500224</text:p>
          </table:table-cell>
          <table:table-cell table:style-name="ce7" office:value-type="float" office:value="1000192" calcext:value-type="float">
            <text:p>100019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1</text:p>
          </table:table-cell>
          <table:table-cell office:value-type="float" office:value="2509.145" calcext:value-type="float">
            <text:p>2509,145</text:p>
          </table:table-cell>
          <table:table-cell office:value-type="float" office:value="9961.552" calcext:value-type="float">
            <text:p>9961,552</text:p>
          </table:table-cell>
          <table:table-cell office:value-type="float" office:value="40330" calcext:value-type="float">
            <text:p>4033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2</text:p>
          </table:table-cell>
          <table:table-cell office:value-type="float" office:value="2484.61" calcext:value-type="float">
            <text:p>2484,61</text:p>
          </table:table-cell>
          <table:table-cell office:value-type="float" office:value="10037.556" calcext:value-type="float">
            <text:p>10037,556</text:p>
          </table:table-cell>
          <table:table-cell office:value-type="float" office:value="43949.5" calcext:value-type="float">
            <text:p>43949,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3</text:p>
          </table:table-cell>
          <table:table-cell office:value-type="float" office:value="2498.07" calcext:value-type="float">
            <text:p>2498,07</text:p>
          </table:table-cell>
          <table:table-cell office:value-type="float" office:value="10161.706" calcext:value-type="float">
            <text:p>10161,706</text:p>
          </table:table-cell>
          <table:table-cell office:value-type="float" office:value="48160.379" calcext:value-type="float">
            <text:p>48160,3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4</text:p>
          </table:table-cell>
          <table:table-cell office:value-type="float" office:value="2507.93" calcext:value-type="float">
            <text:p>2507,93</text:p>
          </table:table-cell>
          <table:table-cell office:value-type="float" office:value="10281.688" calcext:value-type="float">
            <text:p>10281,688</text:p>
          </table:table-cell>
          <table:table-cell office:value-type="float" office:value="48836.867" calcext:value-type="float">
            <text:p>48836,86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5</text:p>
          </table:table-cell>
          <table:table-cell office:value-type="float" office:value="2507.29" calcext:value-type="float">
            <text:p>2507,29</text:p>
          </table:table-cell>
          <table:table-cell office:value-type="float" office:value="10397.494" calcext:value-type="float">
            <text:p>10397,494</text:p>
          </table:table-cell>
          <table:table-cell office:value-type="float" office:value="48933.086" calcext:value-type="float">
            <text:p>48933,0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6</text:p>
          </table:table-cell>
          <table:table-cell office:value-type="float" office:value="2513.101" calcext:value-type="float">
            <text:p>2513,101</text:p>
          </table:table-cell>
          <table:table-cell office:value-type="float" office:value="10726.835" calcext:value-type="float">
            <text:p>10726,835</text:p>
          </table:table-cell>
          <table:table-cell office:value-type="float" office:value="48920.781" calcext:value-type="float">
            <text:p>48920,7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7</text:p>
          </table:table-cell>
          <table:table-cell office:value-type="float" office:value="2523.679" calcext:value-type="float">
            <text:p>2523,679</text:p>
          </table:table-cell>
          <table:table-cell office:value-type="float" office:value="11391.566" calcext:value-type="float">
            <text:p>11391,566</text:p>
          </table:table-cell>
          <table:table-cell office:value-type="float" office:value="49117.551" calcext:value-type="float">
            <text:p>49117,55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8</text:p>
          </table:table-cell>
          <table:table-cell office:value-type="float" office:value="2528.547" calcext:value-type="float">
            <text:p>2528,547</text:p>
          </table:table-cell>
          <table:table-cell office:value-type="float" office:value="11760.911" calcext:value-type="float">
            <text:p>11760,911</text:p>
          </table:table-cell>
          <table:table-cell office:value-type="float" office:value="48902.543" calcext:value-type="float">
            <text:p>48902,54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9</text:p>
          </table:table-cell>
          <table:table-cell office:value-type="float" office:value="2533.586" calcext:value-type="float">
            <text:p>2533,586</text:p>
          </table:table-cell>
          <table:table-cell office:value-type="float" office:value="11806.1" calcext:value-type="float">
            <text:p>11806,1</text:p>
          </table:table-cell>
          <table:table-cell office:value-type="float" office:value="48695.746" calcext:value-type="float">
            <text:p>48695,74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10</text:p>
          </table:table-cell>
          <table:table-cell office:value-type="float" office:value="2546.977" calcext:value-type="float">
            <text:p>2546,977</text:p>
          </table:table-cell>
          <table:table-cell office:value-type="float" office:value="12047.197" calcext:value-type="float">
            <text:p>12047,197</text:p>
          </table:table-cell>
          <table:table-cell office:value-type="float" office:value="49005.281" calcext:value-type="float">
            <text:p>49005,28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 office:value-type="string" calcext:value-type="string">
            <text:p>Average</text:p>
          </table:table-cell>
          <table:table-cell table:formula="of:=AVERAGE([.F101:.F110])" office:value-type="float" office:value="2515.2935" calcext:value-type="float">
            <text:p>2515,2935</text:p>
          </table:table-cell>
          <table:table-cell table:formula="of:=AVERAGE([.G101:.G110])" office:value-type="float" office:value="10857.2605" calcext:value-type="float">
            <text:p>10857,2605</text:p>
          </table:table-cell>
          <table:table-cell table:formula="of:=AVERAGE([.H101:.H110])" office:value-type="float" office:value="47485.1734" calcext:value-type="float">
            <text:p>47485,1734</text:p>
          </table:table-cell>
          <table:table-cell table:formula="of:=AVERAGE([.I101:.I110])" office:value-type="string" office:string-value="" calcext:value-type="error">
            <text:p>#DIV/0!</text:p>
          </table:table-cell>
          <table:table-cell table:formula="of:=AVERAGE([.J101:.J110])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 table:number-columns-repeated="4"/>
          <table:table-cell table:style-name="ce6" office:value-type="string" calcext:value-type="string">
            <text:p>Both Devices</text:p>
          </table:table-cell>
          <table:table-cell table:style-name="ce2" office:value-type="string" calcext:value-type="string">
            <text:p>NumBlocks: 196</text:p>
          </table:table-cell>
          <table:table-cell table:style-name="ce2" office:value-type="string" calcext:value-type="string">
            <text:p>NumBlocks: 391</text:p>
          </table:table-cell>
          <table:table-cell table:style-name="ce2" office:value-type="string" calcext:value-type="string">
            <text:p>NumBlocks: 782</text:p>
          </table:table-cell>
          <table:table-cell table:style-name="ce2" office:value-type="string" calcext:value-type="string">
            <text:p>NumBlocks: 1954</text:p>
          </table:table-cell>
          <table:table-cell table:style-name="ce2" office:value-type="string" calcext:value-type="string">
            <text:p>NumBlocks: 3907</text:p>
          </table:table-cell>
          <table:table-cell/>
        </table:table-row>
        <table:table-row table:style-name="ro1">
          <table:table-cell table:number-columns-repeated="4"/>
          <table:table-cell table:style-name="ce2"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10 Iterations</text:p>
          </table:table-cell>
          <table:table-cell office:value-type="string" calcext:value-type="string">
            <text:p>Number of Bodies</text:p>
          </table:table-cell>
          <table:table-cell table:style-name="ce7" office:value-type="float" office:value="50176" calcext:value-type="float">
            <text:p>50176</text:p>
          </table:table-cell>
          <table:table-cell table:style-name="ce7" office:value-type="float" office:value="100096" calcext:value-type="float">
            <text:p>100096</text:p>
          </table:table-cell>
          <table:table-cell table:style-name="ce7" office:value-type="float" office:value="200192" calcext:value-type="float">
            <text:p>200192</text:p>
          </table:table-cell>
          <table:table-cell table:style-name="ce7" office:value-type="float" office:value="500224" calcext:value-type="float">
            <text:p>500224</text:p>
          </table:table-cell>
          <table:table-cell table:style-name="ce7" office:value-type="float" office:value="1000192" calcext:value-type="float">
            <text:p>100019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#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#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#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#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#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#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#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#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#1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8" office:value-type="string" calcext:value-type="string">
            <text:p>Average</text:p>
          </table:table-cell>
          <table:table-cell table:formula="of:=AVERAGE([.F117:.F126])" office:value-type="string" office:string-value="" calcext:value-type="error">
            <text:p>#DIV/0!</text:p>
          </table:table-cell>
          <table:table-cell table:formula="of:=AVERAGE([.G117:.G126])" office:value-type="string" office:string-value="" calcext:value-type="error">
            <text:p>#DIV/0!</text:p>
          </table:table-cell>
          <table:table-cell table:formula="of:=AVERAGE([.H117:.H126])" office:value-type="string" office:string-value="" calcext:value-type="error">
            <text:p>#DIV/0!</text:p>
          </table:table-cell>
          <table:table-cell table:formula="of:=AVERAGE([.I117:.I126])" office:value-type="string" office:string-value="" calcext:value-type="error">
            <text:p>#DIV/0!</text:p>
          </table:table-cell>
          <table:table-cell table:formula="of:=AVERAGE([.J117:.J126])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 table:number-columns-repeated="3"/>
          <table:table-cell office:value-type="string" calcext:value-type="string">
            <text:p>Tempo em ms</text:p>
          </table:table-cell>
          <table:table-cell table:style-name="ce2" office:value-type="string" calcext:value-type="string">
            <text:p><text:s/>BlockSize: 256</text:p>
          </table:table-cell>
          <table:table-cell table:style-name="ce2" table:number-columns-repeated="5"/>
          <table: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Versão HPXCL</text:p>
          </table:table-cell>
          <table:table-cell table:style-name="ce2" table:number-columns-repeated="6"/>
          <table:table-cell/>
        </table:table-row>
        <table:table-row table:style-name="ro1">
          <table:table-cell table:number-columns-repeated="4"/>
          <table:table-cell table:style-name="ce6" office:value-type="string" calcext:value-type="string">
            <text:p>NVIDIA GeForce RTX 2080 Ti</text:p>
          </table:table-cell>
          <table:table-cell table:style-name="ce2" office:value-type="string" calcext:value-type="string">
            <text:p>NumBlocks: 196</text:p>
          </table:table-cell>
          <table:table-cell table:style-name="ce2" office:value-type="string" calcext:value-type="string">
            <text:p>NumBlocks: 391</text:p>
          </table:table-cell>
          <table:table-cell table:style-name="ce2" office:value-type="string" calcext:value-type="string">
            <text:p>NumBlocks: 782</text:p>
          </table:table-cell>
          <table:table-cell table:style-name="ce2" office:value-type="string" calcext:value-type="string">
            <text:p>NumBlocks: 1954</text:p>
          </table:table-cell>
          <table:table-cell table:style-name="ce2" office:value-type="string" calcext:value-type="string">
            <text:p>NumBlocks: 3907</text:p>
          </table:table-cell>
          <table:table-cell/>
        </table:table-row>
        <table:table-row table:style-name="ro1">
          <table:table-cell table:number-columns-repeated="4"/>
          <table:table-cell table:style-name="ce2" table:number-columns-repeated="6"/>
          <table:table-cell/>
        </table:table-row>
        <table:table-row table:style-name="ro1">
          <table:table-cell table:number-columns-repeated="3"/>
          <table:table-cell office:value-type="string" calcext:value-type="string">
            <text:p>10 Iterations</text:p>
          </table:table-cell>
          <table:table-cell office:value-type="string" calcext:value-type="string">
            <text:p>Number of Bodies</text:p>
          </table:table-cell>
          <table:table-cell table:style-name="ce7" office:value-type="float" office:value="50176" calcext:value-type="float">
            <text:p>50176</text:p>
          </table:table-cell>
          <table:table-cell table:style-name="ce7" office:value-type="float" office:value="100096" calcext:value-type="float">
            <text:p>100096</text:p>
          </table:table-cell>
          <table:table-cell table:style-name="ce7" office:value-type="float" office:value="200192" calcext:value-type="float">
            <text:p>200192</text:p>
          </table:table-cell>
          <table:table-cell table:style-name="ce7" office:value-type="float" office:value="500224" calcext:value-type="float">
            <text:p>500224</text:p>
          </table:table-cell>
          <table:table-cell table:style-name="ce7" office:value-type="float" office:value="1000192" calcext:value-type="float">
            <text:p>100019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1</text:p>
          </table:table-cell>
          <table:table-cell office:value-type="float" office:value="720.043" calcext:value-type="float">
            <text:p>720,043</text:p>
          </table:table-cell>
          <table:table-cell office:value-type="float" office:value="935.013" calcext:value-type="float">
            <text:p>935,013</text:p>
          </table:table-cell>
          <table:table-cell office:value-type="float" office:value="1488.77" calcext:value-type="float">
            <text:p>1488,77</text:p>
          </table:table-cell>
          <table:table-cell office:value-type="float" office:value="6078.45" calcext:value-type="float">
            <text:p>6078,45</text:p>
          </table:table-cell>
          <table:table-cell office:value-type="float" office:value="22492.2" calcext:value-type="float">
            <text:p>22492,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2</text:p>
          </table:table-cell>
          <table:table-cell office:value-type="float" office:value="722.238" calcext:value-type="float">
            <text:p>722,238</text:p>
          </table:table-cell>
          <table:table-cell office:value-type="float" office:value="877.266" calcext:value-type="float">
            <text:p>877,266</text:p>
          </table:table-cell>
          <table:table-cell office:value-type="float" office:value="1541.49" calcext:value-type="float">
            <text:p>1541,49</text:p>
          </table:table-cell>
          <table:table-cell office:value-type="float" office:value="6093.76" calcext:value-type="float">
            <text:p>6093,76</text:p>
          </table:table-cell>
          <table:table-cell office:value-type="float" office:value="22563.4" calcext:value-type="float">
            <text:p>22563,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3</text:p>
          </table:table-cell>
          <table:table-cell office:value-type="float" office:value="746.55" calcext:value-type="float">
            <text:p>746,55</text:p>
          </table:table-cell>
          <table:table-cell office:value-type="float" office:value="857.393" calcext:value-type="float">
            <text:p>857,393</text:p>
          </table:table-cell>
          <table:table-cell office:value-type="float" office:value="1544.17" calcext:value-type="float">
            <text:p>1544,17</text:p>
          </table:table-cell>
          <table:table-cell office:value-type="float" office:value="6063.29" calcext:value-type="float">
            <text:p>6063,29</text:p>
          </table:table-cell>
          <table:table-cell office:value-type="float" office:value="22717.1" calcext:value-type="float">
            <text:p>22717,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4</text:p>
          </table:table-cell>
          <table:table-cell office:value-type="float" office:value="738.634" calcext:value-type="float">
            <text:p>738,634</text:p>
          </table:table-cell>
          <table:table-cell office:value-type="float" office:value="867.77" calcext:value-type="float">
            <text:p>867,77</text:p>
          </table:table-cell>
          <table:table-cell office:value-type="float" office:value="1558.05" calcext:value-type="float">
            <text:p>1558,05</text:p>
          </table:table-cell>
          <table:table-cell office:value-type="float" office:value="6139.13" calcext:value-type="float">
            <text:p>6139,13</text:p>
          </table:table-cell>
          <table:table-cell office:value-type="float" office:value="23081.1" calcext:value-type="float">
            <text:p>23081,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5</text:p>
          </table:table-cell>
          <table:table-cell office:value-type="float" office:value="727.218" calcext:value-type="float">
            <text:p>727,218</text:p>
          </table:table-cell>
          <table:table-cell office:value-type="float" office:value="866.345" calcext:value-type="float">
            <text:p>866,345</text:p>
          </table:table-cell>
          <table:table-cell office:value-type="float" office:value="1531.74" calcext:value-type="float">
            <text:p>1531,74</text:p>
          </table:table-cell>
          <table:table-cell office:value-type="float" office:value="6198.73" calcext:value-type="float">
            <text:p>6198,73</text:p>
          </table:table-cell>
          <table:table-cell office:value-type="float" office:value="22659.3" calcext:value-type="float">
            <text:p>22659,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6</text:p>
          </table:table-cell>
          <table:table-cell office:value-type="float" office:value="709.262" calcext:value-type="float">
            <text:p>709,262</text:p>
          </table:table-cell>
          <table:table-cell office:value-type="float" office:value="872.999" calcext:value-type="float">
            <text:p>872,999</text:p>
          </table:table-cell>
          <table:table-cell office:value-type="float" office:value="1538.64" calcext:value-type="float">
            <text:p>1538,64</text:p>
          </table:table-cell>
          <table:table-cell office:value-type="float" office:value="6224.05" calcext:value-type="float">
            <text:p>6224,05</text:p>
          </table:table-cell>
          <table:table-cell office:value-type="float" office:value="22680.3" calcext:value-type="float">
            <text:p>22680,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7</text:p>
          </table:table-cell>
          <table:table-cell office:value-type="float" office:value="686.662" calcext:value-type="float">
            <text:p>686,662</text:p>
          </table:table-cell>
          <table:table-cell office:value-type="float" office:value="868.153" calcext:value-type="float">
            <text:p>868,153</text:p>
          </table:table-cell>
          <table:table-cell office:value-type="float" office:value="1534.72" calcext:value-type="float">
            <text:p>1534,72</text:p>
          </table:table-cell>
          <table:table-cell office:value-type="float" office:value="6259.74" calcext:value-type="float">
            <text:p>6259,74</text:p>
          </table:table-cell>
          <table:table-cell office:value-type="float" office:value="22807.4" calcext:value-type="float">
            <text:p>22807,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8</text:p>
          </table:table-cell>
          <table:table-cell office:value-type="float" office:value="705.08" calcext:value-type="float">
            <text:p>705,08</text:p>
          </table:table-cell>
          <table:table-cell office:value-type="float" office:value="891.125" calcext:value-type="float">
            <text:p>891,125</text:p>
          </table:table-cell>
          <table:table-cell office:value-type="float" office:value="1556.87" calcext:value-type="float">
            <text:p>1556,87</text:p>
          </table:table-cell>
          <table:table-cell office:value-type="float" office:value="6218.86" calcext:value-type="float">
            <text:p>6218,86</text:p>
          </table:table-cell>
          <table:table-cell office:value-type="float" office:value="22985.5" calcext:value-type="float">
            <text:p>22985,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9</text:p>
          </table:table-cell>
          <table:table-cell office:value-type="float" office:value="722.32" calcext:value-type="float">
            <text:p>722,32</text:p>
          </table:table-cell>
          <table:table-cell office:value-type="float" office:value="885.097" calcext:value-type="float">
            <text:p>885,097</text:p>
          </table:table-cell>
          <table:table-cell office:value-type="float" office:value="1509.3" calcext:value-type="float">
            <text:p>1509,3</text:p>
          </table:table-cell>
          <table:table-cell office:value-type="float" office:value="6327.18" calcext:value-type="float">
            <text:p>6327,18</text:p>
          </table:table-cell>
          <table:table-cell office:value-type="float" office:value="22747.3" calcext:value-type="float">
            <text:p>22747,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10</text:p>
          </table:table-cell>
          <table:table-cell office:value-type="float" office:value="631.624" calcext:value-type="float">
            <text:p>631,624</text:p>
          </table:table-cell>
          <table:table-cell office:value-type="float" office:value="868.426" calcext:value-type="float">
            <text:p>868,426</text:p>
          </table:table-cell>
          <table:table-cell office:value-type="float" office:value="1558.07" calcext:value-type="float">
            <text:p>1558,07</text:p>
          </table:table-cell>
          <table:table-cell office:value-type="float" office:value="6373.16" calcext:value-type="float">
            <text:p>6373,16</text:p>
          </table:table-cell>
          <table:table-cell office:value-type="float" office:value="22542.3" calcext:value-type="float">
            <text:p>22542,3</text:p>
          </table:table-cell>
          <table:table-cell/>
        </table:table-row>
        <table:table-row table:style-name="ro1">
          <table:table-cell table:number-columns-repeated="4"/>
          <table:table-cell table:style-name="ce8" office:value-type="string" calcext:value-type="string">
            <text:p>Average</text:p>
          </table:table-cell>
          <table:table-cell table:formula="of:=AVERAGE([.F136:.F145])" office:value-type="float" office:value="710.9631" calcext:value-type="float">
            <text:p>710,9631</text:p>
          </table:table-cell>
          <table:table-cell table:formula="of:=AVERAGE([.G136:.G145])" office:value-type="float" office:value="878.9587" calcext:value-type="float">
            <text:p>878,9587</text:p>
          </table:table-cell>
          <table:table-cell table:formula="of:=AVERAGE([.H136:.H145])" office:value-type="float" office:value="1536.182" calcext:value-type="float">
            <text:p>1536,182</text:p>
          </table:table-cell>
          <table:table-cell table:formula="of:=AVERAGE([.I136:.I145])" office:value-type="float" office:value="6197.635" calcext:value-type="float">
            <text:p>6197,635</text:p>
          </table:table-cell>
          <table:table-cell table:formula="of:=AVERAGE([.J136:.J145])" office:value-type="float" office:value="22727.59" calcext:value-type="float">
            <text:p>22727,59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ce2" table:number-columns-repeated="6"/>
          <table:table-cell/>
        </table:table-row>
        <table:table-row table:style-name="ro1">
          <table:table-cell table:number-columns-repeated="4"/>
          <table:table-cell table:style-name="ce6" office:value-type="string" calcext:value-type="string">
            <text:p>NVIDIA TITAN Xp</text:p>
          </table:table-cell>
          <table:table-cell table:style-name="ce2" office:value-type="string" calcext:value-type="string">
            <text:p>NumBlocks: 196</text:p>
          </table:table-cell>
          <table:table-cell table:style-name="ce2" office:value-type="string" calcext:value-type="string">
            <text:p>NumBlocks: 391</text:p>
          </table:table-cell>
          <table:table-cell table:style-name="ce2" office:value-type="string" calcext:value-type="string">
            <text:p>NumBlocks: 782</text:p>
          </table:table-cell>
          <table:table-cell table:style-name="ce2" office:value-type="string" calcext:value-type="string">
            <text:p>NumBlocks: 1954</text:p>
          </table:table-cell>
          <table:table-cell table:style-name="ce2" office:value-type="string" calcext:value-type="string">
            <text:p>NumBlocks: 3907</text:p>
          </table:table-cell>
          <table:table-cell/>
        </table:table-row>
        <table:table-row table:style-name="ro1">
          <table:table-cell table:number-columns-repeated="4"/>
          <table:table-cell table:style-name="ce2" table:number-columns-repeated="6"/>
          <table:table-cell/>
        </table:table-row>
        <table:table-row table:style-name="ro1">
          <table:table-cell table:number-columns-repeated="3"/>
          <table:table-cell office:value-type="string" calcext:value-type="string">
            <text:p>10 Iterations</text:p>
          </table:table-cell>
          <table:table-cell office:value-type="string" calcext:value-type="string">
            <text:p>Number of Bodies</text:p>
          </table:table-cell>
          <table:table-cell table:style-name="ce7" office:value-type="float" office:value="50176" calcext:value-type="float">
            <text:p>50176</text:p>
          </table:table-cell>
          <table:table-cell table:style-name="ce7" office:value-type="float" office:value="100096" calcext:value-type="float">
            <text:p>100096</text:p>
          </table:table-cell>
          <table:table-cell table:style-name="ce7" office:value-type="float" office:value="200192" calcext:value-type="float">
            <text:p>200192</text:p>
          </table:table-cell>
          <table:table-cell table:style-name="ce7" office:value-type="float" office:value="500224" calcext:value-type="float">
            <text:p>500224</text:p>
          </table:table-cell>
          <table:table-cell table:style-name="ce7" office:value-type="float" office:value="1000192" calcext:value-type="float">
            <text:p>100019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1</text:p>
          </table:table-cell>
          <table:table-cell office:value-type="float" office:value="889.992" calcext:value-type="float">
            <text:p>889,992</text:p>
          </table:table-cell>
          <table:table-cell office:value-type="float" office:value="1118.27" calcext:value-type="float">
            <text:p>1118,27</text:p>
          </table:table-cell>
          <table:table-cell office:value-type="float" office:value="2126.53" calcext:value-type="float">
            <text:p>2126,53</text:p>
          </table:table-cell>
          <table:table-cell office:value-type="float" office:value="8787.82" calcext:value-type="float">
            <text:p>8787,82</text:p>
          </table:table-cell>
          <table:table-cell table:style-name="ce2" office:value-type="float" office:value="32656.4" calcext:value-type="float">
            <text:p>32656,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2</text:p>
          </table:table-cell>
          <table:table-cell office:value-type="float" office:value="839.844" calcext:value-type="float">
            <text:p>839,844</text:p>
          </table:table-cell>
          <table:table-cell office:value-type="float" office:value="1092.67" calcext:value-type="float">
            <text:p>1092,67</text:p>
          </table:table-cell>
          <table:table-cell office:value-type="float" office:value="2031.23" calcext:value-type="float">
            <text:p>2031,23</text:p>
          </table:table-cell>
          <table:table-cell office:value-type="float" office:value="8633.33" calcext:value-type="float">
            <text:p>8633,33</text:p>
          </table:table-cell>
          <table:table-cell office:value-type="float" office:value="32657.6" calcext:value-type="float">
            <text:p>32657,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3</text:p>
          </table:table-cell>
          <table:table-cell office:value-type="float" office:value="837.449" calcext:value-type="float">
            <text:p>837,449</text:p>
          </table:table-cell>
          <table:table-cell office:value-type="float" office:value="1049.67" calcext:value-type="float">
            <text:p>1049,67</text:p>
          </table:table-cell>
          <table:table-cell office:value-type="float" office:value="2035.13" calcext:value-type="float">
            <text:p>2035,13</text:p>
          </table:table-cell>
          <table:table-cell office:value-type="float" office:value="8726.99" calcext:value-type="float">
            <text:p>8726,99</text:p>
          </table:table-cell>
          <table:table-cell office:value-type="float" office:value="32661.8" calcext:value-type="float">
            <text:p>32661,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4</text:p>
          </table:table-cell>
          <table:table-cell office:value-type="float" office:value="824.854" calcext:value-type="float">
            <text:p>824,854</text:p>
          </table:table-cell>
          <table:table-cell office:value-type="float" office:value="1076.25" calcext:value-type="float">
            <text:p>1076,25</text:p>
          </table:table-cell>
          <table:table-cell office:value-type="float" office:value="2019.03" calcext:value-type="float">
            <text:p>2019,03</text:p>
          </table:table-cell>
          <table:table-cell office:value-type="float" office:value="8824.09" calcext:value-type="float">
            <text:p>8824,09</text:p>
          </table:table-cell>
          <table:table-cell office:value-type="float" office:value="32963.4" calcext:value-type="float">
            <text:p>32963,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5</text:p>
          </table:table-cell>
          <table:table-cell office:value-type="float" office:value="824.778" calcext:value-type="float">
            <text:p>824,778</text:p>
          </table:table-cell>
          <table:table-cell office:value-type="float" office:value="1052.97" calcext:value-type="float">
            <text:p>1052,97</text:p>
          </table:table-cell>
          <table:table-cell office:value-type="float" office:value="2050.56" calcext:value-type="float">
            <text:p>2050,56</text:p>
          </table:table-cell>
          <table:table-cell office:value-type="float" office:value="8755.33" calcext:value-type="float">
            <text:p>8755,33</text:p>
          </table:table-cell>
          <table:table-cell office:value-type="float" office:value="32485.7" calcext:value-type="float">
            <text:p>32485,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6</text:p>
          </table:table-cell>
          <table:table-cell office:value-type="float" office:value="853.2" calcext:value-type="float">
            <text:p>853,2</text:p>
          </table:table-cell>
          <table:table-cell office:value-type="float" office:value="1074.72" calcext:value-type="float">
            <text:p>1074,72</text:p>
          </table:table-cell>
          <table:table-cell office:value-type="float" office:value="2036.18" calcext:value-type="float">
            <text:p>2036,18</text:p>
          </table:table-cell>
          <table:table-cell office:value-type="float" office:value="8873.18" calcext:value-type="float">
            <text:p>8873,18</text:p>
          </table:table-cell>
          <table:table-cell office:value-type="float" office:value="32746.9" calcext:value-type="float">
            <text:p>32746,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7</text:p>
          </table:table-cell>
          <table:table-cell office:value-type="float" office:value="824.73" calcext:value-type="float">
            <text:p>824,73</text:p>
          </table:table-cell>
          <table:table-cell office:value-type="float" office:value="1056.98" calcext:value-type="float">
            <text:p>1056,98</text:p>
          </table:table-cell>
          <table:table-cell office:value-type="float" office:value="2028.99" calcext:value-type="float">
            <text:p>2028,99</text:p>
          </table:table-cell>
          <table:table-cell office:value-type="float" office:value="8902.39" calcext:value-type="float">
            <text:p>8902,39</text:p>
          </table:table-cell>
          <table:table-cell office:value-type="float" office:value="32842.9" calcext:value-type="float">
            <text:p>32842,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8</text:p>
          </table:table-cell>
          <table:table-cell office:value-type="float" office:value="736.306" calcext:value-type="float">
            <text:p>736,306</text:p>
          </table:table-cell>
          <table:table-cell office:value-type="float" office:value="1065.46" calcext:value-type="float">
            <text:p>1065,46</text:p>
          </table:table-cell>
          <table:table-cell office:value-type="float" office:value="2016.74" calcext:value-type="float">
            <text:p>2016,74</text:p>
          </table:table-cell>
          <table:table-cell office:value-type="float" office:value="8923.04" calcext:value-type="float">
            <text:p>8923,04</text:p>
          </table:table-cell>
          <table:table-cell office:value-type="float" office:value="32849.1" calcext:value-type="float">
            <text:p>32849,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9</text:p>
          </table:table-cell>
          <table:table-cell office:value-type="float" office:value="816.721" calcext:value-type="float">
            <text:p>816,721</text:p>
          </table:table-cell>
          <table:table-cell office:value-type="float" office:value="1057.39" calcext:value-type="float">
            <text:p>1057,39</text:p>
          </table:table-cell>
          <table:table-cell office:value-type="float" office:value="1947.09" calcext:value-type="float">
            <text:p>1947,09</text:p>
          </table:table-cell>
          <table:table-cell office:value-type="float" office:value="9000.98" calcext:value-type="float">
            <text:p>9000,98</text:p>
          </table:table-cell>
          <table:table-cell office:value-type="float" office:value="32839.7" calcext:value-type="float">
            <text:p>32839,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10</text:p>
          </table:table-cell>
          <table:table-cell office:value-type="float" office:value="810.801" calcext:value-type="float">
            <text:p>810,801</text:p>
          </table:table-cell>
          <table:table-cell office:value-type="float" office:value="1071.64" calcext:value-type="float">
            <text:p>1071,64</text:p>
          </table:table-cell>
          <table:table-cell office:value-type="float" office:value="2073.69" calcext:value-type="float">
            <text:p>2073,69</text:p>
          </table:table-cell>
          <table:table-cell office:value-type="float" office:value="8977.83" calcext:value-type="float">
            <text:p>8977,83</text:p>
          </table:table-cell>
          <table:table-cell office:value-type="float" office:value="32564.1" calcext:value-type="float">
            <text:p>32564,1</text:p>
          </table:table-cell>
          <table:table-cell/>
        </table:table-row>
        <table:table-row table:style-name="ro1">
          <table:table-cell table:number-columns-repeated="4"/>
          <table:table-cell table:style-name="ce8" office:value-type="string" calcext:value-type="string">
            <text:p>Average</text:p>
          </table:table-cell>
          <table:table-cell table:formula="of:=AVERAGE([.F152:.F161])" office:value-type="float" office:value="825.8675" calcext:value-type="float">
            <text:p>825,8675</text:p>
          </table:table-cell>
          <table:table-cell table:formula="of:=AVERAGE([.G152:.G161])" office:value-type="float" office:value="1071.602" calcext:value-type="float">
            <text:p>1071,602</text:p>
          </table:table-cell>
          <table:table-cell table:formula="of:=AVERAGE([.H152:.H161])" office:value-type="float" office:value="2036.517" calcext:value-type="float">
            <text:p>2036,517</text:p>
          </table:table-cell>
          <table:table-cell table:formula="of:=AVERAGE([.I152:.I161])" office:value-type="float" office:value="8840.498" calcext:value-type="float">
            <text:p>8840,498</text:p>
          </table:table-cell>
          <table:table-cell table:formula="of:=AVERAGE([.J152:.J161])" office:value-type="float" office:value="32726.76" calcext:value-type="float">
            <text:p>32726,76</text:p>
          </table:table-cell>
          <table:table-cell/>
        </table:table-row>
        <table:table-row table:style-name="ro1">
          <table:table-cell table:number-columns-repeated="4"/>
          <table:table-cell table:style-name="ce2" table:number-columns-repeated="5"/>
          <table:table-cell table:style-name="ce13" office:value-type="float" office:value="44511.2" calcext:value-type="float">
            <text:p>44511,2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 table:number-columns-repeated="4"/>
          <table:table-cell table:style-name="ce6" office:value-type="string" calcext:value-type="string">
            <text:p>NVIDIA GeForce RTX 2080 Ti</text:p>
          </table:table-cell>
          <table:table-cell table:style-name="ce2" office:value-type="string" calcext:value-type="string">
            <text:p>NumBlocks: 196</text:p>
          </table:table-cell>
          <table:table-cell table:style-name="ce2" office:value-type="string" calcext:value-type="string">
            <text:p>NumBlocks: 391</text:p>
          </table:table-cell>
          <table:table-cell table:style-name="ce2" office:value-type="string" calcext:value-type="string">
            <text:p>NumBlocks: 782</text:p>
          </table:table-cell>
          <table:table-cell table:style-name="ce2" office:value-type="string" calcext:value-type="string">
            <text:p>NumBlocks: 1954</text:p>
          </table:table-cell>
          <table:table-cell table:style-name="ce2" office:value-type="string" calcext:value-type="string">
            <text:p>NumBlocks: 3907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6"/>
          <table:table-cell/>
        </table:table-row>
        <table:table-row table:style-name="ro1">
          <table:table-cell table:number-columns-repeated="3"/>
          <table:table-cell office:value-type="string" calcext:value-type="string">
            <text:p>100 Iterations</text:p>
          </table:table-cell>
          <table:table-cell office:value-type="string" calcext:value-type="string">
            <text:p>Number of Bodies/Device</text:p>
          </table:table-cell>
          <table:table-cell table:style-name="ce7" office:value-type="float" office:value="50176" calcext:value-type="float">
            <text:p>50176</text:p>
          </table:table-cell>
          <table:table-cell table:style-name="ce7" office:value-type="float" office:value="100096" calcext:value-type="float">
            <text:p>100096</text:p>
          </table:table-cell>
          <table:table-cell table:style-name="ce7" office:value-type="float" office:value="200192" calcext:value-type="float">
            <text:p>200192</text:p>
          </table:table-cell>
          <table:table-cell table:style-name="ce7" office:value-type="float" office:value="500224" calcext:value-type="float">
            <text:p>500224</text:p>
          </table:table-cell>
          <table:table-cell table:style-name="ce7" office:value-type="float" office:value="1000192" calcext:value-type="float">
            <text:p>100019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1</text:p>
          </table:table-cell>
          <table:table-cell office:value-type="float" office:value="1254.24" calcext:value-type="float">
            <text:p>1254,24</text:p>
          </table:table-cell>
          <table:table-cell office:value-type="float" office:value="2952.03" calcext:value-type="float">
            <text:p>2952,03</text:p>
          </table:table-cell>
          <table:table-cell office:value-type="float" office:value="9823.58" calcext:value-type="float">
            <text:p>9823,58</text:p>
          </table:table-cell>
          <table:table-cell office:value-type="float" office:value="60145" calcext:value-type="float">
            <text:p>6014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2</text:p>
          </table:table-cell>
          <table:table-cell office:value-type="float" office:value="1227.98" calcext:value-type="float">
            <text:p>1227,98</text:p>
          </table:table-cell>
          <table:table-cell office:value-type="float" office:value="2834.82" calcext:value-type="float">
            <text:p>2834,82</text:p>
          </table:table-cell>
          <table:table-cell office:value-type="float" office:value="9777.39" calcext:value-type="float">
            <text:p>9777,39</text:p>
          </table:table-cell>
          <table:table-cell office:value-type="float" office:value="60047.3" calcext:value-type="float">
            <text:p>60047,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3</text:p>
          </table:table-cell>
          <table:table-cell office:value-type="float" office:value="1129.87" calcext:value-type="float">
            <text:p>1129,87</text:p>
          </table:table-cell>
          <table:table-cell office:value-type="float" office:value="2821.67" calcext:value-type="float">
            <text:p>2821,67</text:p>
          </table:table-cell>
          <table:table-cell office:value-type="float" office:value="9968.04" calcext:value-type="float">
            <text:p>9968,04</text:p>
          </table:table-cell>
          <table:table-cell office:value-type="float" office:value="59851.5" calcext:value-type="float">
            <text:p>59851,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4</text:p>
          </table:table-cell>
          <table:table-cell office:value-type="float" office:value="1220.92" calcext:value-type="float">
            <text:p>1220,92</text:p>
          </table:table-cell>
          <table:table-cell office:value-type="float" office:value="2820.17" calcext:value-type="float">
            <text:p>2820,17</text:p>
          </table:table-cell>
          <table:table-cell office:value-type="float" office:value="10057.4" calcext:value-type="float">
            <text:p>10057,4</text:p>
          </table:table-cell>
          <table:table-cell office:value-type="float" office:value="59606.4" calcext:value-type="float">
            <text:p>59606,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5</text:p>
          </table:table-cell>
          <table:table-cell office:value-type="float" office:value="1214.4" calcext:value-type="float">
            <text:p>1214,4</text:p>
          </table:table-cell>
          <table:table-cell office:value-type="float" office:value="2788.14" calcext:value-type="float">
            <text:p>2788,14</text:p>
          </table:table-cell>
          <table:table-cell office:value-type="float" office:value="10131.2" calcext:value-type="float">
            <text:p>10131,2</text:p>
          </table:table-cell>
          <table:table-cell office:value-type="float" office:value="60575.1" calcext:value-type="float">
            <text:p>60575,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6</text:p>
          </table:table-cell>
          <table:table-cell office:value-type="float" office:value="1179.73" calcext:value-type="float">
            <text:p>1179,73</text:p>
          </table:table-cell>
          <table:table-cell office:value-type="float" office:value="2820.93" calcext:value-type="float">
            <text:p>2820,93</text:p>
          </table:table-cell>
          <table:table-cell office:value-type="float" office:value="10139.4" calcext:value-type="float">
            <text:p>10139,4</text:p>
          </table:table-cell>
          <table:table-cell office:value-type="float" office:value="60440.3" calcext:value-type="float">
            <text:p>60440,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7</text:p>
          </table:table-cell>
          <table:table-cell office:value-type="float" office:value="1225.39" calcext:value-type="float">
            <text:p>1225,39</text:p>
          </table:table-cell>
          <table:table-cell office:value-type="float" office:value="2848.84" calcext:value-type="float">
            <text:p>2848,84</text:p>
          </table:table-cell>
          <table:table-cell office:value-type="float" office:value="9879.1" calcext:value-type="float">
            <text:p>9879,1</text:p>
          </table:table-cell>
          <table:table-cell office:value-type="float" office:value="59401.9" calcext:value-type="float">
            <text:p>59401,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8</text:p>
          </table:table-cell>
          <table:table-cell office:value-type="float" office:value="1203.89" calcext:value-type="float">
            <text:p>1203,89</text:p>
          </table:table-cell>
          <table:table-cell office:value-type="float" office:value="2854.71" calcext:value-type="float">
            <text:p>2854,71</text:p>
          </table:table-cell>
          <table:table-cell office:value-type="float" office:value="9773" calcext:value-type="float">
            <text:p>9773</text:p>
          </table:table-cell>
          <table:table-cell office:value-type="float" office:value="60400.5" calcext:value-type="float">
            <text:p>60400,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9</text:p>
          </table:table-cell>
          <table:table-cell office:value-type="float" office:value="1208.54" calcext:value-type="float">
            <text:p>1208,54</text:p>
          </table:table-cell>
          <table:table-cell office:value-type="float" office:value="2828.06" calcext:value-type="float">
            <text:p>2828,06</text:p>
          </table:table-cell>
          <table:table-cell office:value-type="float" office:value="10035.6" calcext:value-type="float">
            <text:p>10035,6</text:p>
          </table:table-cell>
          <table:table-cell office:value-type="float" office:value="58325.2" calcext:value-type="float">
            <text:p>58325,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10</text:p>
          </table:table-cell>
          <table:table-cell office:value-type="float" office:value="1217.01" calcext:value-type="float">
            <text:p>1217,01</text:p>
          </table:table-cell>
          <table:table-cell office:value-type="float" office:value="2853.18" calcext:value-type="float">
            <text:p>2853,18</text:p>
          </table:table-cell>
          <table:table-cell office:value-type="float" office:value="9948.1" calcext:value-type="float">
            <text:p>9948,1</text:p>
          </table:table-cell>
          <table:table-cell office:value-type="float" office:value="59251.8" calcext:value-type="float">
            <text:p>59251,8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8" office:value-type="string" calcext:value-type="string">
            <text:p>Average</text:p>
          </table:table-cell>
          <table:table-cell table:formula="of:=AVERAGE([.F168:.F177])" office:value-type="float" office:value="1208.197" calcext:value-type="float">
            <text:p>1208,197</text:p>
          </table:table-cell>
          <table:table-cell table:formula="of:=AVERAGE([.G168:.G177])" office:value-type="float" office:value="2842.255" calcext:value-type="float">
            <text:p>2842,255</text:p>
          </table:table-cell>
          <table:table-cell table:formula="of:=AVERAGE([.H168:.H177])" office:value-type="float" office:value="9953.281" calcext:value-type="float">
            <text:p>9953,281</text:p>
          </table:table-cell>
          <table:table-cell table:formula="of:=AVERAGE([.I168:.I177])" office:value-type="float" office:value="59804.5" calcext:value-type="float">
            <text:p>59804,5</text:p>
          </table:table-cell>
          <table:table-cell table:formula="of:=AVERAGE([.J168:.J177])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ce2" table:number-columns-repeated="6"/>
          <table:table-cell/>
        </table:table-row>
        <table:table-row table:style-name="ro1">
          <table:table-cell table:number-columns-repeated="4"/>
          <table:table-cell table:style-name="ce6" office:value-type="string" calcext:value-type="string">
            <text:p>NVIDIA TITAN Xp</text:p>
          </table:table-cell>
          <table:table-cell table:style-name="ce2" office:value-type="string" calcext:value-type="string">
            <text:p>NumBlocks: 196</text:p>
          </table:table-cell>
          <table:table-cell table:style-name="ce2" office:value-type="string" calcext:value-type="string">
            <text:p>NumBlocks: 391</text:p>
          </table:table-cell>
          <table:table-cell table:style-name="ce2" office:value-type="string" calcext:value-type="string">
            <text:p>NumBlocks: 782</text:p>
          </table:table-cell>
          <table:table-cell table:style-name="ce2" office:value-type="string" calcext:value-type="string">
            <text:p>NumBlocks: 1954</text:p>
          </table:table-cell>
          <table:table-cell table:style-name="ce2" office:value-type="string" calcext:value-type="string">
            <text:p>NumBlocks: 3907</text:p>
          </table:table-cell>
          <table:table-cell/>
        </table:table-row>
        <table:table-row table:style-name="ro1">
          <table:table-cell table:number-columns-repeated="4"/>
          <table:table-cell table:style-name="ce2" table:number-columns-repeated="6"/>
          <table:table-cell/>
        </table:table-row>
        <table:table-row table:style-name="ro1">
          <table:table-cell table:number-columns-repeated="3"/>
          <table:table-cell office:value-type="string" calcext:value-type="string">
            <text:p>100 Iterations</text:p>
          </table:table-cell>
          <table:table-cell office:value-type="string" calcext:value-type="string">
            <text:p>Number of Bodies</text:p>
          </table:table-cell>
          <table:table-cell table:style-name="ce7" office:value-type="float" office:value="50176" calcext:value-type="float">
            <text:p>50176</text:p>
          </table:table-cell>
          <table:table-cell table:style-name="ce7" office:value-type="float" office:value="100096" calcext:value-type="float">
            <text:p>100096</text:p>
          </table:table-cell>
          <table:table-cell table:style-name="ce7" office:value-type="float" office:value="200192" calcext:value-type="float">
            <text:p>200192</text:p>
          </table:table-cell>
          <table:table-cell table:style-name="ce7" office:value-type="float" office:value="500224" calcext:value-type="float">
            <text:p>500224</text:p>
          </table:table-cell>
          <table:table-cell table:style-name="ce7" office:value-type="float" office:value="1000192" calcext:value-type="float">
            <text:p>100019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1</text:p>
          </table:table-cell>
          <table:table-cell office:value-type="float" office:value="1681.71" calcext:value-type="float">
            <text:p>1681,71</text:p>
          </table:table-cell>
          <table:table-cell office:value-type="float" office:value="4376.12" calcext:value-type="float">
            <text:p>4376,12</text:p>
          </table:table-cell>
          <table:table-cell office:value-type="float" office:value="13886.6" calcext:value-type="float">
            <text:p>13886,6</text:p>
          </table:table-cell>
          <table:table-cell office:value-type="float" office:value="82948.3" calcext:value-type="float">
            <text:p>82948,3</text:p>
          </table:table-cell>
          <table:table-cell table:style-name="ce2"/>
          <table:table-cell/>
        </table:table-row>
        <table:table-row table:style-name="ro1">
          <table:table-cell table:number-columns-repeated="4"/>
          <table:table-cell office:value-type="string" calcext:value-type="string">
            <text:p>#2</text:p>
          </table:table-cell>
          <table:table-cell office:value-type="float" office:value="1480.46" calcext:value-type="float">
            <text:p>1480,46</text:p>
          </table:table-cell>
          <table:table-cell office:value-type="float" office:value="4275.74" calcext:value-type="float">
            <text:p>4275,74</text:p>
          </table:table-cell>
          <table:table-cell office:value-type="float" office:value="13884.9" calcext:value-type="float">
            <text:p>13884,9</text:p>
          </table:table-cell>
          <table:table-cell office:value-type="float" office:value="84820.1" calcext:value-type="float">
            <text:p>84820,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3</text:p>
          </table:table-cell>
          <table:table-cell office:value-type="float" office:value="1461.72" calcext:value-type="float">
            <text:p>1461,72</text:p>
          </table:table-cell>
          <table:table-cell office:value-type="float" office:value="4262.14" calcext:value-type="float">
            <text:p>4262,14</text:p>
          </table:table-cell>
          <table:table-cell office:value-type="float" office:value="14029.1" calcext:value-type="float">
            <text:p>14029,1</text:p>
          </table:table-cell>
          <table:table-cell office:value-type="float" office:value="85865.7" calcext:value-type="float">
            <text:p>85865,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4</text:p>
          </table:table-cell>
          <table:table-cell office:value-type="float" office:value="1448.49" calcext:value-type="float">
            <text:p>1448,49</text:p>
          </table:table-cell>
          <table:table-cell office:value-type="float" office:value="4196.8" calcext:value-type="float">
            <text:p>4196,8</text:p>
          </table:table-cell>
          <table:table-cell office:value-type="float" office:value="14050.7" calcext:value-type="float">
            <text:p>14050,7</text:p>
          </table:table-cell>
          <table:table-cell office:value-type="float" office:value="83301.9" calcext:value-type="float">
            <text:p>83301,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5</text:p>
          </table:table-cell>
          <table:table-cell office:value-type="float" office:value="1442.72" calcext:value-type="float">
            <text:p>1442,72</text:p>
          </table:table-cell>
          <table:table-cell office:value-type="float" office:value="4273.49" calcext:value-type="float">
            <text:p>4273,49</text:p>
          </table:table-cell>
          <table:table-cell office:value-type="float" office:value="14191.1" calcext:value-type="float">
            <text:p>14191,1</text:p>
          </table:table-cell>
          <table:table-cell office:value-type="float" office:value="84496.6" calcext:value-type="float">
            <text:p>84496,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6</text:p>
          </table:table-cell>
          <table:table-cell office:value-type="float" office:value="1434.82" calcext:value-type="float">
            <text:p>1434,82</text:p>
          </table:table-cell>
          <table:table-cell office:value-type="float" office:value="4292.54" calcext:value-type="float">
            <text:p>4292,54</text:p>
          </table:table-cell>
          <table:table-cell office:value-type="float" office:value="14258.2" calcext:value-type="float">
            <text:p>14258,2</text:p>
          </table:table-cell>
          <table:table-cell office:value-type="float" office:value="84615.2" calcext:value-type="float">
            <text:p>84615,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7</text:p>
          </table:table-cell>
          <table:table-cell office:value-type="float" office:value="1487.58" calcext:value-type="float">
            <text:p>1487,58</text:p>
          </table:table-cell>
          <table:table-cell office:value-type="float" office:value="4233.24" calcext:value-type="float">
            <text:p>4233,24</text:p>
          </table:table-cell>
          <table:table-cell office:value-type="float" office:value="14315.5" calcext:value-type="float">
            <text:p>14315,5</text:p>
          </table:table-cell>
          <table:table-cell office:value-type="float" office:value="83703.9" calcext:value-type="float">
            <text:p>83703,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8</text:p>
          </table:table-cell>
          <table:table-cell office:value-type="float" office:value="1491.9" calcext:value-type="float">
            <text:p>1491,9</text:p>
          </table:table-cell>
          <table:table-cell office:value-type="float" office:value="4239.99" calcext:value-type="float">
            <text:p>4239,99</text:p>
          </table:table-cell>
          <table:table-cell office:value-type="float" office:value="14246.4" calcext:value-type="float">
            <text:p>14246,4</text:p>
          </table:table-cell>
          <table:table-cell office:value-type="float" office:value="85053.5" calcext:value-type="float">
            <text:p>85053,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9</text:p>
          </table:table-cell>
          <table:table-cell office:value-type="float" office:value="1572.04" calcext:value-type="float">
            <text:p>1572,04</text:p>
          </table:table-cell>
          <table:table-cell office:value-type="float" office:value="4203.04" calcext:value-type="float">
            <text:p>4203,04</text:p>
          </table:table-cell>
          <table:table-cell office:value-type="float" office:value="14363.2" calcext:value-type="float">
            <text:p>14363,2</text:p>
          </table:table-cell>
          <table:table-cell office:value-type="float" office:value="84936.5" calcext:value-type="float">
            <text:p>84936,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10</text:p>
          </table:table-cell>
          <table:table-cell office:value-type="float" office:value="1596.23" calcext:value-type="float">
            <text:p>1596,23</text:p>
          </table:table-cell>
          <table:table-cell office:value-type="float" office:value="4298.72" calcext:value-type="float">
            <text:p>4298,72</text:p>
          </table:table-cell>
          <table:table-cell office:value-type="float" office:value="14330.1" calcext:value-type="float">
            <text:p>14330,1</text:p>
          </table:table-cell>
          <table:table-cell office:value-type="float" office:value="85813.4" calcext:value-type="float">
            <text:p>85813,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8" office:value-type="string" calcext:value-type="string">
            <text:p>Average</text:p>
          </table:table-cell>
          <table:table-cell table:formula="of:=AVERAGE([.F184:.F193])" office:value-type="float" office:value="1509.767" calcext:value-type="float">
            <text:p>1509,767</text:p>
          </table:table-cell>
          <table:table-cell table:formula="of:=AVERAGE([.G184:.G193])" office:value-type="float" office:value="4265.182" calcext:value-type="float">
            <text:p>4265,182</text:p>
          </table:table-cell>
          <table:table-cell table:formula="of:=AVERAGE([.H184:.H193])" office:value-type="float" office:value="14155.58" calcext:value-type="float">
            <text:p>14155,58</text:p>
          </table:table-cell>
          <table:table-cell table:formula="of:=AVERAGE([.I184:.I193])" office:value-type="float" office:value="84555.51" calcext:value-type="float">
            <text:p>84555,51</text:p>
          </table:table-cell>
          <table:table-cell table:formula="of:=AVERAGE([.J184:.J193])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 table:number-columns-repeated="4"/>
          <table:table-cell table:style-name="ce6" office:value-type="string" calcext:value-type="string">
            <text:p>NVIDIA GeForce RTX 2080 Ti</text:p>
          </table:table-cell>
          <table:table-cell table:style-name="ce2" office:value-type="string" calcext:value-type="string">
            <text:p>NumBlocks: 196</text:p>
          </table:table-cell>
          <table:table-cell table:style-name="ce2" office:value-type="string" calcext:value-type="string">
            <text:p>NumBlocks: 391</text:p>
          </table:table-cell>
          <table:table-cell table:style-name="ce2" office:value-type="string" calcext:value-type="string">
            <text:p>NumBlocks: 782</text:p>
          </table:table-cell>
          <table:table-cell table:style-name="ce2" office:value-type="string" calcext:value-type="string">
            <text:p>NumBlocks: 1954</text:p>
          </table:table-cell>
          <table:table-cell table:style-name="ce2" office:value-type="string" calcext:value-type="string">
            <text:p>NumBlocks: 3907</text:p>
          </table:table-cell>
          <table:table-cell/>
        </table:table-row>
        <table:table-row table:style-name="ro1">
          <table:table-cell table:number-columns-repeated="4"/>
          <table:table-cell table:style-name="ce2" table:number-columns-repeated="6"/>
          <table:table-cell/>
        </table:table-row>
        <table:table-row table:style-name="ro1">
          <table:table-cell table:number-columns-repeated="3"/>
          <table:table-cell office:value-type="string" calcext:value-type="string">
            <text:p>500 Iterations</text:p>
          </table:table-cell>
          <table:table-cell office:value-type="string" calcext:value-type="string">
            <text:p>Number of Bodies</text:p>
          </table:table-cell>
          <table:table-cell table:style-name="ce7" office:value-type="float" office:value="50176" calcext:value-type="float">
            <text:p>50176</text:p>
          </table:table-cell>
          <table:table-cell table:style-name="ce7" office:value-type="float" office:value="100096" calcext:value-type="float">
            <text:p>100096</text:p>
          </table:table-cell>
          <table:table-cell table:style-name="ce7" office:value-type="float" office:value="200192" calcext:value-type="float">
            <text:p>200192</text:p>
          </table:table-cell>
          <table:table-cell table:style-name="ce7" office:value-type="float" office:value="500224" calcext:value-type="float">
            <text:p>500224</text:p>
          </table:table-cell>
          <table:table-cell table:style-name="ce7" office:value-type="float" office:value="1000192" calcext:value-type="float">
            <text:p>100019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1</text:p>
          </table:table-cell>
          <table:table-cell office:value-type="float" office:value="3609.74" calcext:value-type="float">
            <text:p>3609,74</text:p>
          </table:table-cell>
          <table:table-cell office:value-type="float" office:value="12353.8" calcext:value-type="float">
            <text:p>12353,8</text:p>
          </table:table-cell>
          <table:table-cell office:value-type="float" office:value="48958.4" calcext:value-type="float">
            <text:p>48958,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2</text:p>
          </table:table-cell>
          <table:table-cell office:value-type="float" office:value="3478.27" calcext:value-type="float">
            <text:p>3478,27</text:p>
          </table:table-cell>
          <table:table-cell office:value-type="float" office:value="12413.5" calcext:value-type="float">
            <text:p>12413,5</text:p>
          </table:table-cell>
          <table:table-cell office:value-type="float" office:value="47750.6" calcext:value-type="float">
            <text:p>47750,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3</text:p>
          </table:table-cell>
          <table:table-cell office:value-type="float" office:value="3506.6" calcext:value-type="float">
            <text:p>3506,6</text:p>
          </table:table-cell>
          <table:table-cell office:value-type="float" office:value="12577.1" calcext:value-type="float">
            <text:p>12577,1</text:p>
          </table:table-cell>
          <table:table-cell office:value-type="float" office:value="47794.2" calcext:value-type="float">
            <text:p>47794,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4</text:p>
          </table:table-cell>
          <table:table-cell office:value-type="float" office:value="3500.93" calcext:value-type="float">
            <text:p>3500,93</text:p>
          </table:table-cell>
          <table:table-cell office:value-type="float" office:value="12683.9" calcext:value-type="float">
            <text:p>12683,9</text:p>
          </table:table-cell>
          <table:table-cell office:value-type="float" office:value="47949.8" calcext:value-type="float">
            <text:p>47949,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5</text:p>
          </table:table-cell>
          <table:table-cell office:value-type="float" office:value="3482.26" calcext:value-type="float">
            <text:p>3482,26</text:p>
          </table:table-cell>
          <table:table-cell office:value-type="float" office:value="13297.3" calcext:value-type="float">
            <text:p>13297,3</text:p>
          </table:table-cell>
          <table:table-cell office:value-type="float" office:value="46637.1" calcext:value-type="float">
            <text:p>46637,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6</text:p>
          </table:table-cell>
          <table:table-cell office:value-type="float" office:value="3504.43" calcext:value-type="float">
            <text:p>3504,43</text:p>
          </table:table-cell>
          <table:table-cell office:value-type="float" office:value="13038.4" calcext:value-type="float">
            <text:p>13038,4</text:p>
          </table:table-cell>
          <table:table-cell office:value-type="float" office:value="47333.8" calcext:value-type="float">
            <text:p>47333,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7</text:p>
          </table:table-cell>
          <table:table-cell office:value-type="float" office:value="3540.24" calcext:value-type="float">
            <text:p>3540,24</text:p>
          </table:table-cell>
          <table:table-cell office:value-type="float" office:value="13372.1" calcext:value-type="float">
            <text:p>13372,1</text:p>
          </table:table-cell>
          <table:table-cell office:value-type="float" office:value="48128.1" calcext:value-type="float">
            <text:p>48128,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8</text:p>
          </table:table-cell>
          <table:table-cell office:value-type="float" office:value="3541.55" calcext:value-type="float">
            <text:p>3541,55</text:p>
          </table:table-cell>
          <table:table-cell office:value-type="float" office:value="12524.4" calcext:value-type="float">
            <text:p>12524,4</text:p>
          </table:table-cell>
          <table:table-cell office:value-type="float" office:value="47022.6" calcext:value-type="float">
            <text:p>47022,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9</text:p>
          </table:table-cell>
          <table:table-cell office:value-type="float" office:value="3544.4" calcext:value-type="float">
            <text:p>3544,4</text:p>
          </table:table-cell>
          <table:table-cell office:value-type="float" office:value="12387.3" calcext:value-type="float">
            <text:p>12387,3</text:p>
          </table:table-cell>
          <table:table-cell office:value-type="float" office:value="46500.8" calcext:value-type="float">
            <text:p>46500,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10</text:p>
          </table:table-cell>
          <table:table-cell office:value-type="float" office:value="3538.02" calcext:value-type="float">
            <text:p>3538,02</text:p>
          </table:table-cell>
          <table:table-cell office:value-type="float" office:value="12555.3" calcext:value-type="float">
            <text:p>12555,3</text:p>
          </table:table-cell>
          <table:table-cell office:value-type="float" office:value="46702.5" calcext:value-type="float">
            <text:p>46702,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 office:value-type="string" calcext:value-type="string">
            <text:p>Average</text:p>
          </table:table-cell>
          <table:table-cell table:formula="of:=AVERAGE([.F200:.F209])" office:value-type="float" office:value="3524.644" calcext:value-type="float">
            <text:p>3524,644</text:p>
          </table:table-cell>
          <table:table-cell table:formula="of:=AVERAGE([.G200:.G209])" office:value-type="float" office:value="12720.31" calcext:value-type="float">
            <text:p>12720,31</text:p>
          </table:table-cell>
          <table:table-cell table:formula="of:=AVERAGE([.H200:.H209])" office:value-type="float" office:value="47477.79" calcext:value-type="float">
            <text:p>47477,79</text:p>
          </table:table-cell>
          <table:table-cell table:formula="of:=AVERAGE([.I200:.I209])" office:value-type="string" office:string-value="" calcext:value-type="error">
            <text:p>#DIV/0!</text:p>
          </table:table-cell>
          <table:table-cell table:formula="of:=AVERAGE([.J200:.J209])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ce2" table:number-columns-repeated="6"/>
          <table:table-cell/>
        </table:table-row>
        <table:table-row table:style-name="ro1">
          <table:table-cell table:number-columns-repeated="4"/>
          <table:table-cell table:style-name="ce6" office:value-type="string" calcext:value-type="string">
            <text:p>NVIDIA TITAN Xp</text:p>
          </table:table-cell>
          <table:table-cell table:style-name="ce2" office:value-type="string" calcext:value-type="string">
            <text:p>NumBlocks: 196</text:p>
          </table:table-cell>
          <table:table-cell table:style-name="ce2" office:value-type="string" calcext:value-type="string">
            <text:p>NumBlocks: 391</text:p>
          </table:table-cell>
          <table:table-cell table:style-name="ce2" office:value-type="string" calcext:value-type="string">
            <text:p>NumBlocks: 782</text:p>
          </table:table-cell>
          <table:table-cell table:style-name="ce2" office:value-type="string" calcext:value-type="string">
            <text:p>NumBlocks: 1954</text:p>
          </table:table-cell>
          <table:table-cell table:style-name="ce2" office:value-type="string" calcext:value-type="string">
            <text:p>NumBlocks: 3907</text:p>
          </table:table-cell>
          <table:table-cell/>
        </table:table-row>
        <table:table-row table:style-name="ro1">
          <table:table-cell table:number-columns-repeated="4"/>
          <table:table-cell table:style-name="ce2" table:number-columns-repeated="6"/>
          <table:table-cell/>
        </table:table-row>
        <table:table-row table:style-name="ro1">
          <table:table-cell table:number-columns-repeated="3"/>
          <table:table-cell office:value-type="string" calcext:value-type="string">
            <text:p>500 Iterations</text:p>
          </table:table-cell>
          <table:table-cell office:value-type="string" calcext:value-type="string">
            <text:p>Number of Bodies</text:p>
          </table:table-cell>
          <table:table-cell table:style-name="ce7" office:value-type="float" office:value="50176" calcext:value-type="float">
            <text:p>50176</text:p>
          </table:table-cell>
          <table:table-cell table:style-name="ce7" office:value-type="float" office:value="100096" calcext:value-type="float">
            <text:p>100096</text:p>
          </table:table-cell>
          <table:table-cell table:style-name="ce7" office:value-type="float" office:value="200192" calcext:value-type="float">
            <text:p>200192</text:p>
          </table:table-cell>
          <table:table-cell table:style-name="ce7" office:value-type="float" office:value="500224" calcext:value-type="float">
            <text:p>500224</text:p>
          </table:table-cell>
          <table:table-cell table:style-name="ce7" office:value-type="float" office:value="1000192" calcext:value-type="float">
            <text:p>100019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1</text:p>
          </table:table-cell>
          <table:table-cell office:value-type="float" office:value="5034.97" calcext:value-type="float">
            <text:p>5034,97</text:p>
          </table:table-cell>
          <table:table-cell office:value-type="float" office:value="18677.8" calcext:value-type="float">
            <text:p>18677,8</text:p>
          </table:table-cell>
          <table:table-cell office:value-type="float" office:value="67586.3" calcext:value-type="float">
            <text:p>67586,3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4"/>
          <table:table-cell office:value-type="string" calcext:value-type="string">
            <text:p>#2</text:p>
          </table:table-cell>
          <table:table-cell office:value-type="float" office:value="4848.89" calcext:value-type="float">
            <text:p>4848,89</text:p>
          </table:table-cell>
          <table:table-cell office:value-type="float" office:value="18672.1" calcext:value-type="float">
            <text:p>18672,1</text:p>
          </table:table-cell>
          <table:table-cell office:value-type="float" office:value="68882.2" calcext:value-type="float">
            <text:p>68882,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3</text:p>
          </table:table-cell>
          <table:table-cell office:value-type="float" office:value="4857.5" calcext:value-type="float">
            <text:p>4857,5</text:p>
          </table:table-cell>
          <table:table-cell office:value-type="float" office:value="18830.4" calcext:value-type="float">
            <text:p>18830,4</text:p>
          </table:table-cell>
          <table:table-cell office:value-type="float" office:value="68439.7" calcext:value-type="float">
            <text:p>68439,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4</text:p>
          </table:table-cell>
          <table:table-cell office:value-type="float" office:value="4870.53" calcext:value-type="float">
            <text:p>4870,53</text:p>
          </table:table-cell>
          <table:table-cell office:value-type="float" office:value="18886.5" calcext:value-type="float">
            <text:p>18886,5</text:p>
          </table:table-cell>
          <table:table-cell office:value-type="float" office:value="69821.4" calcext:value-type="float">
            <text:p>69821,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5</text:p>
          </table:table-cell>
          <table:table-cell office:value-type="float" office:value="4875.78" calcext:value-type="float">
            <text:p>4875,78</text:p>
          </table:table-cell>
          <table:table-cell office:value-type="float" office:value="19069.3" calcext:value-type="float">
            <text:p>19069,3</text:p>
          </table:table-cell>
          <table:table-cell office:value-type="float" office:value="68442.9" calcext:value-type="float">
            <text:p>68442,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6</text:p>
          </table:table-cell>
          <table:table-cell office:value-type="float" office:value="4907.09" calcext:value-type="float">
            <text:p>4907,09</text:p>
          </table:table-cell>
          <table:table-cell office:value-type="float" office:value="19035.6" calcext:value-type="float">
            <text:p>19035,6</text:p>
          </table:table-cell>
          <table:table-cell office:value-type="float" office:value="69400.9" calcext:value-type="float">
            <text:p>69400,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7</text:p>
          </table:table-cell>
          <table:table-cell office:value-type="float" office:value="4891.66" calcext:value-type="float">
            <text:p>4891,66</text:p>
          </table:table-cell>
          <table:table-cell office:value-type="float" office:value="19041.2" calcext:value-type="float">
            <text:p>19041,2</text:p>
          </table:table-cell>
          <table:table-cell office:value-type="float" office:value="69390.5" calcext:value-type="float">
            <text:p>69390,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8</text:p>
          </table:table-cell>
          <table:table-cell office:value-type="float" office:value="4941.27" calcext:value-type="float">
            <text:p>4941,27</text:p>
          </table:table-cell>
          <table:table-cell office:value-type="float" office:value="19030.3" calcext:value-type="float">
            <text:p>19030,3</text:p>
          </table:table-cell>
          <table:table-cell office:value-type="float" office:value="68889.3" calcext:value-type="float">
            <text:p>68889,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9</text:p>
          </table:table-cell>
          <table:table-cell office:value-type="float" office:value="4935.36" calcext:value-type="float">
            <text:p>4935,36</text:p>
          </table:table-cell>
          <table:table-cell office:value-type="float" office:value="19042.1" calcext:value-type="float">
            <text:p>19042,1</text:p>
          </table:table-cell>
          <table:table-cell office:value-type="float" office:value="69662" calcext:value-type="float">
            <text:p>696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#10</text:p>
          </table:table-cell>
          <table:table-cell office:value-type="float" office:value="4948.76" calcext:value-type="float">
            <text:p>4948,76</text:p>
          </table:table-cell>
          <table:table-cell office:value-type="float" office:value="19107.9" calcext:value-type="float">
            <text:p>19107,9</text:p>
          </table:table-cell>
          <table:table-cell office:value-type="float" office:value="68249.3" calcext:value-type="float">
            <text:p>68249,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8" office:value-type="string" calcext:value-type="string">
            <text:p>Average</text:p>
          </table:table-cell>
          <table:table-cell table:formula="of:=AVERAGE([.F216:.F225])" office:value-type="float" office:value="4911.181" calcext:value-type="float">
            <text:p>4911,181</text:p>
          </table:table-cell>
          <table:table-cell table:formula="of:=AVERAGE([.G216:.G225])" office:value-type="float" office:value="18939.32" calcext:value-type="float">
            <text:p>18939,32</text:p>
          </table:table-cell>
          <table:table-cell table:formula="of:=AVERAGE([.H216:.H225])" office:value-type="float" office:value="68876.45" calcext:value-type="float">
            <text:p>68876,45</text:p>
          </table:table-cell>
          <table:table-cell table:formula="of:=AVERAGE([.I216:.I225])" office:value-type="string" office:string-value="" calcext:value-type="error">
            <text:p>#DIV/0!</text:p>
          </table:table-cell>
          <table:table-cell table:formula="of:=AVERAGE([.J216:.J225])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Multi GPU</text:p>
          </table:table-cell>
          <table:table-cell table:style-name="ce2" office:value-type="string" calcext:value-type="string">
            <text:p>NumBlocks: 98</text:p>
          </table:table-cell>
          <table:table-cell table:style-name="ce2" office:value-type="string" calcext:value-type="string">
            <text:p>NumBlocks: 196</text:p>
          </table:table-cell>
          <table:table-cell table:style-name="ce2" office:value-type="string" calcext:value-type="string">
            <text:p>NumBlocks: 391</text:p>
          </table:table-cell>
          <table:table-cell table:style-name="ce2" office:value-type="string" calcext:value-type="string">
            <text:p>NumBlocks: 977</text:p>
          </table:table-cell>
          <table:table-cell table:style-name="ce2" office:value-type="string" calcext:value-type="string">
            <text:p>NumBlocks: 1954</text:p>
          </table:table-cell>
          <table:table-cell table:style-name="ce2"/>
        </table:table-row>
        <table:table-row table:style-name="ro1">
          <table:table-cell table:number-columns-repeated="4"/>
          <table:table-cell office:value-type="string" calcext:value-type="string">
            <text:p>Total Bodies</text:p>
          </table:table-cell>
          <table:table-cell table:style-name="ce7" office:value-type="float" office:value="50176" calcext:value-type="float">
            <text:p>50176</text:p>
          </table:table-cell>
          <table:table-cell table:style-name="ce7" office:value-type="float" office:value="100352" calcext:value-type="float">
            <text:p>100352</text:p>
          </table:table-cell>
          <table:table-cell table:style-name="ce7" office:value-type="float" office:value="200192" calcext:value-type="float">
            <text:p>200192</text:p>
          </table:table-cell>
          <table:table-cell table:style-name="ce7" office:value-type="float" office:value="500224" calcext:value-type="float">
            <text:p>500224</text:p>
          </table:table-cell>
          <table:table-cell table:style-name="ce7" office:value-type="float" office:value="1000448" calcext:value-type="float">
            <text:p>1000448</text:p>
          </table:table-cell>
          <table:table-cell table:style-name="ce15"/>
        </table:table-row>
        <table:table-row table:style-name="ro1">
          <table:table-cell table:number-columns-repeated="3"/>
          <table:table-cell office:value-type="string" calcext:value-type="string">
            <text:p>10 Iterations</text:p>
          </table:table-cell>
          <table:table-cell office:value-type="string" calcext:value-type="string">
            <text:p>Number of Bodies</text:p>
          </table:table-cell>
          <table:table-cell table:style-name="ce7" office:value-type="float" office:value="25088" calcext:value-type="float">
            <text:p>25088</text:p>
          </table:table-cell>
          <table:table-cell table:style-name="ce7" office:value-type="float" office:value="50176" calcext:value-type="float">
            <text:p>50176</text:p>
          </table:table-cell>
          <table:table-cell table:style-name="ce7" office:value-type="float" office:value="100096" calcext:value-type="float">
            <text:p>100096</text:p>
          </table:table-cell>
          <table:table-cell table:style-name="ce7" office:value-type="float" office:value="250112" calcext:value-type="float">
            <text:p>250112</text:p>
          </table:table-cell>
          <table:table-cell table:style-name="ce7" office:value-type="float" office:value="500224" calcext:value-type="float">
            <text:p>500224</text:p>
          </table:table-cell>
          <table:table-cell table:style-name="ce15"/>
        </table:table-row>
        <table:table-row table:style-name="ro1">
          <table:table-cell table:number-columns-repeated="4"/>
          <table:table-cell office:value-type="string" calcext:value-type="string">
            <text:p>#1</text:p>
          </table:table-cell>
          <table:table-cell office:value-type="float" office:value="1294.96" calcext:value-type="float">
            <text:p>1294,96</text:p>
          </table:table-cell>
          <table:table-cell office:value-type="float" office:value="1463.24" calcext:value-type="float">
            <text:p>1463,24</text:p>
          </table:table-cell>
          <table:table-cell office:value-type="float" office:value="1691.71" calcext:value-type="float">
            <text:p>1691,71</text:p>
          </table:table-cell>
          <table:table-cell office:value-type="float" office:value="3573.15" calcext:value-type="float">
            <text:p>3573,15</text:p>
          </table:table-cell>
          <table:table-cell office:value-type="float" office:value="9182.47" calcext:value-type="float">
            <text:p>9182,47</text:p>
          </table:table-cell>
          <table:table-cell table:style-name="ce16"/>
        </table:table-row>
        <table:table-row table:style-name="ro1">
          <table:table-cell table:number-columns-repeated="4"/>
          <table:table-cell office:value-type="string" calcext:value-type="string">
            <text:p>#2</text:p>
          </table:table-cell>
          <table:table-cell office:value-type="float" office:value="1261.56" calcext:value-type="float">
            <text:p>1261,56</text:p>
          </table:table-cell>
          <table:table-cell office:value-type="float" office:value="1290.48" calcext:value-type="float">
            <text:p>1290,48</text:p>
          </table:table-cell>
          <table:table-cell office:value-type="float" office:value="1497.93" calcext:value-type="float">
            <text:p>1497,93</text:p>
          </table:table-cell>
          <table:table-cell office:value-type="float" office:value="3401.37" calcext:value-type="float">
            <text:p>3401,37</text:p>
          </table:table-cell>
          <table:table-cell office:value-type="float" office:value="9028.73" calcext:value-type="float">
            <text:p>9028,73</text:p>
          </table:table-cell>
          <table:table-cell table:style-name="ce16"/>
        </table:table-row>
        <table:table-row table:style-name="ro1">
          <table:table-cell table:number-columns-repeated="4"/>
          <table:table-cell office:value-type="string" calcext:value-type="string">
            <text:p>#3</text:p>
          </table:table-cell>
          <table:table-cell office:value-type="float" office:value="1278.61" calcext:value-type="float">
            <text:p>1278,61</text:p>
          </table:table-cell>
          <table:table-cell office:value-type="float" office:value="1350.91" calcext:value-type="float">
            <text:p>1350,91</text:p>
          </table:table-cell>
          <table:table-cell office:value-type="float" office:value="1501.65" calcext:value-type="float">
            <text:p>1501,65</text:p>
          </table:table-cell>
          <table:table-cell office:value-type="float" office:value="3313.19" calcext:value-type="float">
            <text:p>3313,19</text:p>
          </table:table-cell>
          <table:table-cell office:value-type="float" office:value="9312.55" calcext:value-type="float">
            <text:p>9312,55</text:p>
          </table:table-cell>
          <table:table-cell table:style-name="ce16"/>
        </table:table-row>
        <table:table-row table:style-name="ro1">
          <table:table-cell table:number-columns-repeated="4"/>
          <table:table-cell office:value-type="string" calcext:value-type="string">
            <text:p>#4</text:p>
          </table:table-cell>
          <table:table-cell office:value-type="float" office:value="1181" calcext:value-type="float">
            <text:p>1181</text:p>
          </table:table-cell>
          <table:table-cell office:value-type="float" office:value="1388.11" calcext:value-type="float">
            <text:p>1388,11</text:p>
          </table:table-cell>
          <table:table-cell office:value-type="float" office:value="1572.2" calcext:value-type="float">
            <text:p>1572,2</text:p>
          </table:table-cell>
          <table:table-cell office:value-type="float" office:value="3335.19" calcext:value-type="float">
            <text:p>3335,19</text:p>
          </table:table-cell>
          <table:table-cell office:value-type="float" office:value="9385.62" calcext:value-type="float">
            <text:p>9385,62</text:p>
          </table:table-cell>
          <table:table-cell table:style-name="ce16"/>
        </table:table-row>
        <table:table-row table:style-name="ro1">
          <table:table-cell table:number-columns-repeated="4"/>
          <table:table-cell office:value-type="string" calcext:value-type="string">
            <text:p>#5</text:p>
          </table:table-cell>
          <table:table-cell office:value-type="float" office:value="1199.65" calcext:value-type="float">
            <text:p>1199,65</text:p>
          </table:table-cell>
          <table:table-cell office:value-type="float" office:value="1361.71" calcext:value-type="float">
            <text:p>1361,71</text:p>
          </table:table-cell>
          <table:table-cell office:value-type="float" office:value="1669.87" calcext:value-type="float">
            <text:p>1669,87</text:p>
          </table:table-cell>
          <table:table-cell office:value-type="float" office:value="3425.27" calcext:value-type="float">
            <text:p>3425,27</text:p>
          </table:table-cell>
          <table:table-cell office:value-type="float" office:value="9332.24" calcext:value-type="float">
            <text:p>9332,24</text:p>
          </table:table-cell>
          <table:table-cell table:style-name="ce16"/>
        </table:table-row>
        <table:table-row table:style-name="ro1">
          <table:table-cell table:number-columns-repeated="4"/>
          <table:table-cell office:value-type="string" calcext:value-type="string">
            <text:p>#6</text:p>
          </table:table-cell>
          <table:table-cell office:value-type="float" office:value="1283.78" calcext:value-type="float">
            <text:p>1283,78</text:p>
          </table:table-cell>
          <table:table-cell office:value-type="float" office:value="1210.42" calcext:value-type="float">
            <text:p>1210,42</text:p>
          </table:table-cell>
          <table:table-cell office:value-type="float" office:value="1615.05" calcext:value-type="float">
            <text:p>1615,05</text:p>
          </table:table-cell>
          <table:table-cell office:value-type="float" office:value="3171.59" calcext:value-type="float">
            <text:p>3171,59</text:p>
          </table:table-cell>
          <table:table-cell office:value-type="float" office:value="9364.52" calcext:value-type="float">
            <text:p>9364,52</text:p>
          </table:table-cell>
          <table:table-cell table:style-name="ce16"/>
        </table:table-row>
        <table:table-row table:style-name="ro1">
          <table:table-cell table:number-columns-repeated="4"/>
          <table:table-cell office:value-type="string" calcext:value-type="string">
            <text:p>#7</text:p>
          </table:table-cell>
          <table:table-cell office:value-type="float" office:value="1172.85" calcext:value-type="float">
            <text:p>1172,85</text:p>
          </table:table-cell>
          <table:table-cell office:value-type="float" office:value="1211.59" calcext:value-type="float">
            <text:p>1211,59</text:p>
          </table:table-cell>
          <table:table-cell office:value-type="float" office:value="1547.37" calcext:value-type="float">
            <text:p>1547,37</text:p>
          </table:table-cell>
          <table:table-cell office:value-type="float" office:value="3196.4" calcext:value-type="float">
            <text:p>3196,4</text:p>
          </table:table-cell>
          <table:table-cell office:value-type="float" office:value="10355.4" calcext:value-type="float">
            <text:p>10355,4</text:p>
          </table:table-cell>
          <table:table-cell table:style-name="ce16"/>
        </table:table-row>
        <table:table-row table:style-name="ro1">
          <table:table-cell table:number-columns-repeated="4"/>
          <table:table-cell office:value-type="string" calcext:value-type="string">
            <text:p>#8</text:p>
          </table:table-cell>
          <table:table-cell office:value-type="float" office:value="1244.03" calcext:value-type="float">
            <text:p>1244,03</text:p>
          </table:table-cell>
          <table:table-cell office:value-type="float" office:value="1395.96" calcext:value-type="float">
            <text:p>1395,96</text:p>
          </table:table-cell>
          <table:table-cell office:value-type="float" office:value="1435.81" calcext:value-type="float">
            <text:p>1435,81</text:p>
          </table:table-cell>
          <table:table-cell office:value-type="float" office:value="3445.17" calcext:value-type="float">
            <text:p>3445,17</text:p>
          </table:table-cell>
          <table:table-cell office:value-type="float" office:value="9351.51" calcext:value-type="float">
            <text:p>9351,51</text:p>
          </table:table-cell>
          <table:table-cell table:style-name="ce16"/>
        </table:table-row>
        <table:table-row table:style-name="ro1">
          <table:table-cell table:number-columns-repeated="4"/>
          <table:table-cell office:value-type="string" calcext:value-type="string">
            <text:p>#9</text:p>
          </table:table-cell>
          <table:table-cell office:value-type="float" office:value="1287.92" calcext:value-type="float">
            <text:p>1287,92</text:p>
          </table:table-cell>
          <table:table-cell office:value-type="float" office:value="1363.21" calcext:value-type="float">
            <text:p>1363,21</text:p>
          </table:table-cell>
          <table:table-cell office:value-type="float" office:value="1637.3" calcext:value-type="float">
            <text:p>1637,3</text:p>
          </table:table-cell>
          <table:table-cell office:value-type="float" office:value="3409.38" calcext:value-type="float">
            <text:p>3409,38</text:p>
          </table:table-cell>
          <table:table-cell office:value-type="float" office:value="9414.63" calcext:value-type="float">
            <text:p>9414,63</text:p>
          </table:table-cell>
          <table:table-cell table:style-name="ce16"/>
        </table:table-row>
        <table:table-row table:style-name="ro1">
          <table:table-cell table:number-columns-repeated="4"/>
          <table:table-cell office:value-type="string" calcext:value-type="string">
            <text:p>#10</text:p>
          </table:table-cell>
          <table:table-cell office:value-type="float" office:value="1281.87" calcext:value-type="float">
            <text:p>1281,87</text:p>
          </table:table-cell>
          <table:table-cell office:value-type="float" office:value="1343.4" calcext:value-type="float">
            <text:p>1343,4</text:p>
          </table:table-cell>
          <table:table-cell office:value-type="float" office:value="1628.74" calcext:value-type="float">
            <text:p>1628,74</text:p>
          </table:table-cell>
          <table:table-cell office:value-type="float" office:value="3297.01" calcext:value-type="float">
            <text:p>3297,01</text:p>
          </table:table-cell>
          <table:table-cell office:value-type="float" office:value="9469.39" calcext:value-type="float">
            <text:p>9469,39</text:p>
          </table:table-cell>
          <table:table-cell table:style-name="ce16"/>
        </table:table-row>
        <table:table-row table:style-name="ro1">
          <table:table-cell table:number-columns-repeated="4"/>
          <table:table-cell table:style-name="ce8" office:value-type="string" calcext:value-type="string">
            <text:p>Average</text:p>
          </table:table-cell>
          <table:table-cell table:formula="of:=AVERAGE([.F232:.F241])" office:value-type="float" office:value="1248.623" calcext:value-type="float">
            <text:p>1248,623</text:p>
          </table:table-cell>
          <table:table-cell table:formula="of:=AVERAGE([.G232:.G241])" office:value-type="float" office:value="1337.903" calcext:value-type="float">
            <text:p>1337,903</text:p>
          </table:table-cell>
          <table:table-cell table:formula="of:=AVERAGE([.H232:.H241])" office:value-type="float" office:value="1579.763" calcext:value-type="float">
            <text:p>1579,763</text:p>
          </table:table-cell>
          <table:table-cell table:formula="of:=AVERAGE([.I232:.I241])" office:value-type="float" office:value="3356.772" calcext:value-type="float">
            <text:p>3356,772</text:p>
          </table:table-cell>
          <table:table-cell table:formula="of:=AVERAGE([.J232:.J241])" office:value-type="float" office:value="9419.706" calcext:value-type="float">
            <text:p>9419,706</text:p>
          </table:table-cell>
          <table:table-cell table:style-name="ce16"/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 table:number-columns-repeated="4"/>
          <table:table-cell table:style-name="ce6" office:value-type="string" calcext:value-type="string">
            <text:p>Multi GPU</text:p>
          </table:table-cell>
          <table:table-cell table:style-name="ce2" office:value-type="string" calcext:value-type="string">
            <text:p>NumBlocks: 98</text:p>
          </table:table-cell>
          <table:table-cell table:style-name="ce2" office:value-type="string" calcext:value-type="string">
            <text:p>NumBlocks: 196</text:p>
          </table:table-cell>
          <table:table-cell table:style-name="ce2" office:value-type="string" calcext:value-type="string">
            <text:p>NumBlocks: 391</text:p>
          </table:table-cell>
          <table:table-cell table:style-name="ce2" office:value-type="string" calcext:value-type="string">
            <text:p>NumBlocks: 977</text:p>
          </table:table-cell>
          <table:table-cell table:style-name="ce2" office:value-type="string" calcext:value-type="string">
            <text:p>NumBlocks: 195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otal Bodies</text:p>
          </table:table-cell>
          <table:table-cell table:style-name="ce7" office:value-type="float" office:value="50176" calcext:value-type="float">
            <text:p>50176</text:p>
          </table:table-cell>
          <table:table-cell table:style-name="ce7" office:value-type="float" office:value="100352" calcext:value-type="float">
            <text:p>100352</text:p>
          </table:table-cell>
          <table:table-cell table:style-name="ce7" office:value-type="float" office:value="200192" calcext:value-type="float">
            <text:p>200192</text:p>
          </table:table-cell>
          <table:table-cell table:style-name="ce7" office:value-type="float" office:value="500224" calcext:value-type="float">
            <text:p>500224</text:p>
          </table:table-cell>
          <table:table-cell table:style-name="ce7" office:value-type="float" office:value="1000448" calcext:value-type="float">
            <text:p>100044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00 Iterations</text:p>
          </table:table-cell>
          <table:table-cell office:value-type="string" calcext:value-type="string">
            <text:p>Number of Bodies</text:p>
          </table:table-cell>
          <table:table-cell table:style-name="ce7" office:value-type="float" office:value="25088" calcext:value-type="float">
            <text:p>25088</text:p>
          </table:table-cell>
          <table:table-cell table:style-name="ce7" office:value-type="float" office:value="50176" calcext:value-type="float">
            <text:p>50176</text:p>
          </table:table-cell>
          <table:table-cell table:style-name="ce7" office:value-type="float" office:value="100096" calcext:value-type="float">
            <text:p>100096</text:p>
          </table:table-cell>
          <table:table-cell table:style-name="ce7" office:value-type="float" office:value="250112" calcext:value-type="float">
            <text:p>250112</text:p>
          </table:table-cell>
          <table:table-cell table:style-name="ce7" office:value-type="float" office:value="500224" calcext:value-type="float">
            <text:p>50022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1</text:p>
          </table:table-cell>
          <table:table-cell office:value-type="float" office:value="1603.25" calcext:value-type="float">
            <text:p>1603,25</text:p>
          </table:table-cell>
          <table:table-cell office:value-type="float" office:value="2213.47" calcext:value-type="float">
            <text:p>2213,47</text:p>
          </table:table-cell>
          <table:table-cell office:value-type="float" office:value="4964.66" calcext:value-type="float">
            <text:p>4964,66</text:p>
          </table:table-cell>
          <table:table-cell office:value-type="float" office:value="23165.5" calcext:value-type="float">
            <text:p>23165,5</text:p>
          </table:table-cell>
          <table:table-cell office:value-type="float" office:value="84150.3" calcext:value-type="float">
            <text:p>84150,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2</text:p>
          </table:table-cell>
          <table:table-cell office:value-type="float" office:value="1550.63" calcext:value-type="float">
            <text:p>1550,63</text:p>
          </table:table-cell>
          <table:table-cell office:value-type="float" office:value="1910.28" calcext:value-type="float">
            <text:p>1910,28</text:p>
          </table:table-cell>
          <table:table-cell office:value-type="float" office:value="4815.8" calcext:value-type="float">
            <text:p>4815,8</text:p>
          </table:table-cell>
          <table:table-cell office:value-type="float" office:value="22142.2" calcext:value-type="float">
            <text:p>22142,2</text:p>
          </table:table-cell>
          <table:table-cell office:value-type="float" office:value="91316.4" calcext:value-type="float">
            <text:p>91316,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3</text:p>
          </table:table-cell>
          <table:table-cell office:value-type="float" office:value="1392.58" calcext:value-type="float">
            <text:p>1392,58</text:p>
          </table:table-cell>
          <table:table-cell office:value-type="float" office:value="1954.07" calcext:value-type="float">
            <text:p>1954,07</text:p>
          </table:table-cell>
          <table:table-cell office:value-type="float" office:value="4789.08" calcext:value-type="float">
            <text:p>4789,08</text:p>
          </table:table-cell>
          <table:table-cell office:value-type="float" office:value="22609" calcext:value-type="float">
            <text:p>22609</text:p>
          </table:table-cell>
          <table:table-cell office:value-type="float" office:value="89327.3" calcext:value-type="float">
            <text:p>89327,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4</text:p>
          </table:table-cell>
          <table:table-cell office:value-type="float" office:value="1296.68" calcext:value-type="float">
            <text:p>1296,68</text:p>
          </table:table-cell>
          <table:table-cell office:value-type="float" office:value="1923.63" calcext:value-type="float">
            <text:p>1923,63</text:p>
          </table:table-cell>
          <table:table-cell office:value-type="float" office:value="4760.08" calcext:value-type="float">
            <text:p>4760,08</text:p>
          </table:table-cell>
          <table:table-cell office:value-type="float" office:value="23431.1" calcext:value-type="float">
            <text:p>23431,1</text:p>
          </table:table-cell>
          <table:table-cell office:value-type="float" office:value="92917.4" calcext:value-type="float">
            <text:p>92917,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5</text:p>
          </table:table-cell>
          <table:table-cell office:value-type="float" office:value="1363.98" calcext:value-type="float">
            <text:p>1363,98</text:p>
          </table:table-cell>
          <table:table-cell office:value-type="float" office:value="2001.26" calcext:value-type="float">
            <text:p>2001,26</text:p>
          </table:table-cell>
          <table:table-cell office:value-type="float" office:value="4879.15" calcext:value-type="float">
            <text:p>4879,15</text:p>
          </table:table-cell>
          <table:table-cell office:value-type="float" office:value="23483.1" calcext:value-type="float">
            <text:p>23483,1</text:p>
          </table:table-cell>
          <table:table-cell office:value-type="float" office:value="91793.2" calcext:value-type="float">
            <text:p>91793,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6</text:p>
          </table:table-cell>
          <table:table-cell office:value-type="float" office:value="1396.91" calcext:value-type="float">
            <text:p>1396,91</text:p>
          </table:table-cell>
          <table:table-cell office:value-type="float" office:value="1918.14" calcext:value-type="float">
            <text:p>1918,14</text:p>
          </table:table-cell>
          <table:table-cell office:value-type="float" office:value="4795.74" calcext:value-type="float">
            <text:p>4795,74</text:p>
          </table:table-cell>
          <table:table-cell office:value-type="float" office:value="23386" calcext:value-type="float">
            <text:p>23386</text:p>
          </table:table-cell>
          <table:table-cell office:value-type="float" office:value="91224.1" calcext:value-type="float">
            <text:p>91224,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7</text:p>
          </table:table-cell>
          <table:table-cell office:value-type="float" office:value="1451.03" calcext:value-type="float">
            <text:p>1451,03</text:p>
          </table:table-cell>
          <table:table-cell office:value-type="float" office:value="1876.69" calcext:value-type="float">
            <text:p>1876,69</text:p>
          </table:table-cell>
          <table:table-cell office:value-type="float" office:value="4889.64" calcext:value-type="float">
            <text:p>4889,64</text:p>
          </table:table-cell>
          <table:table-cell office:value-type="float" office:value="23492.2" calcext:value-type="float">
            <text:p>23492,2</text:p>
          </table:table-cell>
          <table:table-cell office:value-type="float" office:value="91598" calcext:value-type="float">
            <text:p>9159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8</text:p>
          </table:table-cell>
          <table:table-cell office:value-type="float" office:value="1468.82" calcext:value-type="float">
            <text:p>1468,82</text:p>
          </table:table-cell>
          <table:table-cell office:value-type="float" office:value="2077.02" calcext:value-type="float">
            <text:p>2077,02</text:p>
          </table:table-cell>
          <table:table-cell office:value-type="float" office:value="5004.98" calcext:value-type="float">
            <text:p>5004,98</text:p>
          </table:table-cell>
          <table:table-cell office:value-type="float" office:value="23255.4" calcext:value-type="float">
            <text:p>23255,4</text:p>
          </table:table-cell>
          <table:table-cell office:value-type="float" office:value="90629.5" calcext:value-type="float">
            <text:p>90629,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9</text:p>
          </table:table-cell>
          <table:table-cell office:value-type="float" office:value="1536.07" calcext:value-type="float">
            <text:p>1536,07</text:p>
          </table:table-cell>
          <table:table-cell office:value-type="float" office:value="2114.28" calcext:value-type="float">
            <text:p>2114,28</text:p>
          </table:table-cell>
          <table:table-cell office:value-type="float" office:value="5071.88" calcext:value-type="float">
            <text:p>5071,88</text:p>
          </table:table-cell>
          <table:table-cell office:value-type="float" office:value="23513.7" calcext:value-type="float">
            <text:p>23513,7</text:p>
          </table:table-cell>
          <table:table-cell office:value-type="float" office:value="91495.2" calcext:value-type="float">
            <text:p>91495,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10</text:p>
          </table:table-cell>
          <table:table-cell office:value-type="float" office:value="1536.47" calcext:value-type="float">
            <text:p>1536,47</text:p>
          </table:table-cell>
          <table:table-cell office:value-type="float" office:value="2062.76" calcext:value-type="float">
            <text:p>2062,76</text:p>
          </table:table-cell>
          <table:table-cell office:value-type="float" office:value="4798.43" calcext:value-type="float">
            <text:p>4798,43</text:p>
          </table:table-cell>
          <table:table-cell office:value-type="float" office:value="23815.9" calcext:value-type="float">
            <text:p>23815,9</text:p>
          </table:table-cell>
          <table:table-cell office:value-type="float" office:value="92121.2" calcext:value-type="float">
            <text:p>92121,2</text:p>
          </table:table-cell>
          <table:table-cell/>
        </table:table-row>
        <table:table-row table:style-name="ro1">
          <table:table-cell table:number-columns-repeated="4"/>
          <table:table-cell table:style-name="ce8" office:value-type="string" calcext:value-type="string">
            <text:p>Average</text:p>
          </table:table-cell>
          <table:table-cell table:formula="of:=AVERAGE([.F248:.F257])" office:value-type="float" office:value="1459.642" calcext:value-type="float">
            <text:p>1459,642</text:p>
          </table:table-cell>
          <table:table-cell table:formula="of:=AVERAGE([.G248:.G257])" office:value-type="float" office:value="2005.16" calcext:value-type="float">
            <text:p>2005,16</text:p>
          </table:table-cell>
          <table:table-cell table:formula="of:=AVERAGE([.H248:.H257])" office:value-type="float" office:value="4876.944" calcext:value-type="float">
            <text:p>4876,944</text:p>
          </table:table-cell>
          <table:table-cell table:formula="of:=AVERAGE([.I248:.I257])" office:value-type="float" office:value="23229.41" calcext:value-type="float">
            <text:p>23229,41</text:p>
          </table:table-cell>
          <table:table-cell table:formula="of:=AVERAGE([.J248:.J257])" office:value-type="float" office:value="90657.26" calcext:value-type="float">
            <text:p>90657,26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 table:number-columns-repeated="4"/>
          <table:table-cell table:style-name="ce6" office:value-type="string" calcext:value-type="string">
            <text:p>Multi GPU</text:p>
          </table:table-cell>
          <table:table-cell table:style-name="ce2" office:value-type="string" calcext:value-type="string">
            <text:p>NumBlocks: 98</text:p>
          </table:table-cell>
          <table:table-cell table:style-name="ce2" office:value-type="string" calcext:value-type="string">
            <text:p>NumBlocks: 196</text:p>
          </table:table-cell>
          <table:table-cell table:style-name="ce2" office:value-type="string" calcext:value-type="string">
            <text:p>NumBlocks: 391</text:p>
          </table:table-cell>
          <table:table-cell table:style-name="ce2" office:value-type="string" calcext:value-type="string">
            <text:p>NumBlocks: 977</text:p>
          </table:table-cell>
          <table:table-cell table:style-name="ce2" office:value-type="string" calcext:value-type="string">
            <text:p>NumBlocks: 195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otal Bodies</text:p>
          </table:table-cell>
          <table:table-cell table:style-name="ce7" office:value-type="float" office:value="50176" calcext:value-type="float">
            <text:p>50176</text:p>
          </table:table-cell>
          <table:table-cell table:style-name="ce7" office:value-type="float" office:value="100352" calcext:value-type="float">
            <text:p>100352</text:p>
          </table:table-cell>
          <table:table-cell table:style-name="ce7" office:value-type="float" office:value="200192" calcext:value-type="float">
            <text:p>200192</text:p>
          </table:table-cell>
          <table:table-cell table:style-name="ce7" office:value-type="float" office:value="500224" calcext:value-type="float">
            <text:p>500224</text:p>
          </table:table-cell>
          <table:table-cell table:style-name="ce7" office:value-type="float" office:value="1000448" calcext:value-type="float">
            <text:p>100044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500 Iterations</text:p>
          </table:table-cell>
          <table:table-cell office:value-type="string" calcext:value-type="string">
            <text:p>Number of Bodies</text:p>
          </table:table-cell>
          <table:table-cell table:style-name="ce7" office:value-type="float" office:value="25088" calcext:value-type="float">
            <text:p>25088</text:p>
          </table:table-cell>
          <table:table-cell table:style-name="ce7" office:value-type="float" office:value="50176" calcext:value-type="float">
            <text:p>50176</text:p>
          </table:table-cell>
          <table:table-cell table:style-name="ce7" office:value-type="float" office:value="100096" calcext:value-type="float">
            <text:p>100096</text:p>
          </table:table-cell>
          <table:table-cell table:style-name="ce7" office:value-type="float" office:value="250112" calcext:value-type="float">
            <text:p>250112</text:p>
          </table:table-cell>
          <table:table-cell table:style-name="ce7" office:value-type="float" office:value="500224" calcext:value-type="float">
            <text:p>50022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1</text:p>
          </table:table-cell>
          <table:table-cell office:value-type="float" office:value="2398.05" calcext:value-type="float">
            <text:p>2398,05</text:p>
          </table:table-cell>
          <table:table-cell office:value-type="float" office:value="5694.25" calcext:value-type="float">
            <text:p>5694,25</text:p>
          </table:table-cell>
          <table:table-cell office:value-type="float" office:value="19972.9" calcext:value-type="float">
            <text:p>19972,9</text:p>
          </table:table-cell>
          <table:table-cell office:value-type="float" office:value="112771" calcext:value-type="float">
            <text:p>112771</text:p>
          </table:table-cell>
          <table:table-cell office:value-type="string" calcext:value-type="string">
            <text:p>445.088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2</text:p>
          </table:table-cell>
          <table:table-cell office:value-type="float" office:value="2367.39" calcext:value-type="float">
            <text:p>2367,39</text:p>
          </table:table-cell>
          <table:table-cell office:value-type="float" office:value="5753.47" calcext:value-type="float">
            <text:p>5753,47</text:p>
          </table:table-cell>
          <table:table-cell office:value-type="float" office:value="20163.7" calcext:value-type="float">
            <text:p>20163,7</text:p>
          </table:table-cell>
          <table:table-cell office:value-type="float" office:value="117060" calcext:value-type="float">
            <text:p>11706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3</text:p>
          </table:table-cell>
          <table:table-cell office:value-type="float" office:value="2489.8" calcext:value-type="float">
            <text:p>2489,8</text:p>
          </table:table-cell>
          <table:table-cell office:value-type="float" office:value="5591.76" calcext:value-type="float">
            <text:p>5591,76</text:p>
          </table:table-cell>
          <table:table-cell office:value-type="float" office:value="20352.8" calcext:value-type="float">
            <text:p>20352,8</text:p>
          </table:table-cell>
          <table:table-cell office:value-type="float" office:value="116449" calcext:value-type="float">
            <text:p>1164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4</text:p>
          </table:table-cell>
          <table:table-cell office:value-type="float" office:value="2359.97" calcext:value-type="float">
            <text:p>2359,97</text:p>
          </table:table-cell>
          <table:table-cell office:value-type="float" office:value="5703.28" calcext:value-type="float">
            <text:p>5703,28</text:p>
          </table:table-cell>
          <table:table-cell office:value-type="float" office:value="20401.8" calcext:value-type="float">
            <text:p>20401,8</text:p>
          </table:table-cell>
          <table:table-cell office:value-type="float" office:value="115723" calcext:value-type="float">
            <text:p>1157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5</text:p>
          </table:table-cell>
          <table:table-cell office:value-type="float" office:value="2379.03" calcext:value-type="float">
            <text:p>2379,03</text:p>
          </table:table-cell>
          <table:table-cell office:value-type="float" office:value="5604.16" calcext:value-type="float">
            <text:p>5604,16</text:p>
          </table:table-cell>
          <table:table-cell office:value-type="float" office:value="20533.4" calcext:value-type="float">
            <text:p>20533,4</text:p>
          </table:table-cell>
          <table:table-cell office:value-type="float" office:value="115434" calcext:value-type="float">
            <text:p>1154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6</text:p>
          </table:table-cell>
          <table:table-cell office:value-type="float" office:value="2270.21" calcext:value-type="float">
            <text:p>2270,21</text:p>
          </table:table-cell>
          <table:table-cell office:value-type="float" office:value="5596.24" calcext:value-type="float">
            <text:p>5596,24</text:p>
          </table:table-cell>
          <table:table-cell office:value-type="float" office:value="20684.4" calcext:value-type="float">
            <text:p>20684,4</text:p>
          </table:table-cell>
          <table:table-cell office:value-type="float" office:value="116313" calcext:value-type="float">
            <text:p>1163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7</text:p>
          </table:table-cell>
          <table:table-cell office:value-type="float" office:value="2413.85" calcext:value-type="float">
            <text:p>2413,85</text:p>
          </table:table-cell>
          <table:table-cell office:value-type="float" office:value="5534.53" calcext:value-type="float">
            <text:p>5534,53</text:p>
          </table:table-cell>
          <table:table-cell office:value-type="float" office:value="21030.9" calcext:value-type="float">
            <text:p>21030,9</text:p>
          </table:table-cell>
          <table:table-cell office:value-type="float" office:value="116754" calcext:value-type="float">
            <text:p>1167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8</text:p>
          </table:table-cell>
          <table:table-cell office:value-type="float" office:value="2300.53" calcext:value-type="float">
            <text:p>2300,53</text:p>
          </table:table-cell>
          <table:table-cell office:value-type="float" office:value="5616.66" calcext:value-type="float">
            <text:p>5616,66</text:p>
          </table:table-cell>
          <table:table-cell office:value-type="float" office:value="20725.5" calcext:value-type="float">
            <text:p>20725,5</text:p>
          </table:table-cell>
          <table:table-cell office:value-type="float" office:value="116098" calcext:value-type="float">
            <text:p>11609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9</text:p>
          </table:table-cell>
          <table:table-cell office:value-type="float" office:value="2347.35" calcext:value-type="float">
            <text:p>2347,35</text:p>
          </table:table-cell>
          <table:table-cell office:value-type="float" office:value="5649.75" calcext:value-type="float">
            <text:p>5649,75</text:p>
          </table:table-cell>
          <table:table-cell office:value-type="float" office:value="20545.5" calcext:value-type="float">
            <text:p>20545,5</text:p>
          </table:table-cell>
          <table:table-cell office:value-type="float" office:value="114058" calcext:value-type="float">
            <text:p>1140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#10</text:p>
          </table:table-cell>
          <table:table-cell office:value-type="float" office:value="2395.91" calcext:value-type="float">
            <text:p>2395,91</text:p>
          </table:table-cell>
          <table:table-cell office:value-type="float" office:value="5607.94" calcext:value-type="float">
            <text:p>5607,94</text:p>
          </table:table-cell>
          <table:table-cell office:value-type="float" office:value="21155.1" calcext:value-type="float">
            <text:p>21155,1</text:p>
          </table:table-cell>
          <table:table-cell office:value-type="float" office:value="116655" calcext:value-type="float">
            <text:p>11665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8" office:value-type="string" calcext:value-type="string">
            <text:p>Average</text:p>
          </table:table-cell>
          <table:table-cell table:formula="of:=AVERAGE([.F264:.F273])" office:value-type="float" office:value="2372.209" calcext:value-type="float">
            <text:p>2372,209</text:p>
          </table:table-cell>
          <table:table-cell table:formula="of:=AVERAGE([.G264:.G273])" office:value-type="float" office:value="5635.204" calcext:value-type="float">
            <text:p>5635,204</text:p>
          </table:table-cell>
          <table:table-cell table:formula="of:=AVERAGE([.H264:.H273])" office:value-type="float" office:value="20556.6" calcext:value-type="float">
            <text:p>20556,6</text:p>
          </table:table-cell>
          <table:table-cell table:formula="of:=AVERAGE([.I264:.I273])" office:value-type="float" office:value="115731.5" calcext:value-type="float">
            <text:p>115731,5</text:p>
          </table:table-cell>
          <table:table-cell table:formula="of:=AVERAGE([.J264:.J273])" office:value-type="string" office:string-value="" calcext:value-type="error">
            <text:p>#DIV/0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-00-0000</text:date>, <text:time style:data-style-name="N2" text:time-value="10:23:53.357118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7T15:09:55.872882203</meta:creation-date>
    <meta:editing-duration>PT8H56M34S</meta:editing-duration>
    <meta:editing-cycles>13</meta:editing-cycles>
    <meta:generator>LibreOffice/6.4.7.2$Linux_X86_64 LibreOffice_project/40$Build-2</meta:generator>
    <dc:date>2022-01-13T19:06:07.276383069</dc:date>
    <meta:document-statistic meta:table-count="1" meta:cell-count="1123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8.979cm" xlink:href=".." xlink:type="simple" chart:class="chart:line" chart:style-name="ch1">
        <chart:legend chart:legend-position="end" svg:x="13.985cm" svg:y="3.941cm" style:legend-expansion="high" chart:style-name="ch2"/>
        <chart:plot-area chart:style-name="ch3" table:cell-range-address="Sheet1.F52:Sheet1.J52 Sheet1.F63:Sheet1.J63 Sheet1.F79:Sheet1.J79" chart:data-source-has-labels="both" svg:x="1.33cm" svg:y="0.179cm" svg:width="12.336cm" svg:height="7.64cm">
          <chartooo:coordinate-region svg:x="2.692cm" svg:y="0.378cm" svg:width="10.324cm" svg:height="6.794cm"/>
          <chart:axis chart:dimension="x" chart:name="primary-x" chart:style-name="ch4" chartooo:axis-type="auto">
            <chartooo:date-scale/>
            <chart:title svg:x="6.621cm" svg:y="7.998cm" chart:style-name="ch5">
              <text:p>numBodies</text:p>
            </chart:title>
            <chart:categories table:cell-range-address="Sheet1.F52:Sheet1.J52"/>
          </chart:axis>
          <chart:axis chart:dimension="y" chart:name="primary-y" chart:style-name="ch4">
            <chart:title svg:x="0.451cm" svg:y="4.678cm" chart:style-name="ch6">
              <text:p>time(ms)</text:p>
            </chart:title>
            <chart:grid chart:style-name="ch7" chart:class="major"/>
          </chart:axis>
          <chart:series chart:style-name="ch8" chart:values-cell-range-address="Sheet1.F63:Sheet1.J63" loext:label-string="rtx" chart:class="chart:line">
            <chart:data-point chart:repeated="5"/>
          </chart:series>
          <chart:series chart:style-name="ch9" chart:values-cell-range-address="Sheet1.F79:Sheet1.J79" loext:label-string="titan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x</text:p>
              </table:table-cell>
              <table:table-cell office:value-type="string">
                <text:p>titan</text:p>
              </table:table-cell>
            </table:table-row>
          </table:table-header-rows>
          <table:table-rows>
            <table:table-row>
              <table:table-cell office:value-type="float" office:value="50176">
                <text:p>50176</text:p>
                <draw:g>
                  <svg:desc>Sheet1.F52:Sheet1.J52</svg:desc>
                </draw:g>
              </table:table-cell>
              <table:table-cell office:value-type="float" office:value="524.9857">
                <text:p>524.9857</text:p>
                <draw:g>
                  <svg:desc>Sheet1.F63:Sheet1.J63</svg:desc>
                </draw:g>
              </table:table-cell>
              <table:table-cell office:value-type="float" office:value="531.6114">
                <text:p>531.6114</text:p>
                <draw:g>
                  <svg:desc>Sheet1.F79:Sheet1.J79</svg:desc>
                </draw:g>
              </table:table-cell>
            </table:table-row>
            <table:table-row>
              <table:table-cell office:value-type="float" office:value="100096">
                <text:p>100096</text:p>
              </table:table-cell>
              <table:table-cell office:value-type="float" office:value="1992.3844">
                <text:p>1992.3844</text:p>
              </table:table-cell>
              <table:table-cell office:value-type="float" office:value="2019.5493">
                <text:p>2019.5493</text:p>
              </table:table-cell>
            </table:table-row>
            <table:table-row>
              <table:table-cell office:value-type="float" office:value="200192">
                <text:p>200192</text:p>
              </table:table-cell>
              <table:table-cell office:value-type="float" office:value="8242.7704">
                <text:p>8242.7704</text:p>
              </table:table-cell>
              <table:table-cell office:value-type="float" office:value="8558.1379">
                <text:p>8558.1379</text:p>
              </table:table-cell>
            </table:table-row>
            <table:table-row>
              <table:table-cell office:value-type="float" office:value="500224">
                <text:p>500224</text:p>
              </table:table-cell>
              <table:table-cell office:value-type="float" office:value="53352.505">
                <text:p>53352.505</text:p>
              </table:table-cell>
              <table:table-cell office:value-type="float" office:value="58127.4613">
                <text:p>58127.4613</text:p>
              </table:table-cell>
            </table:table-row>
            <table:table-row>
              <table:table-cell office:value-type="float" office:value="1000192">
                <text:p>1000192</text:p>
              </table:table-cell>
              <table:table-cell office:value-type="float" office:value="236678.906">
                <text:p>236678.906</text:p>
              </table:table-cell>
              <table:table-cell office:value-type="float" office:value="237191.188">
                <text:p>237191.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95cm" svg:y="3.952cm" style:legend-expansion="high" chart:style-name="ch2"/>
        <chart:plot-area chart:style-name="ch3" table:cell-range-address="Sheet1.F20:Sheet1.J20 Sheet1.F31:Sheet1.J31 Sheet1.F47:Sheet1.J47" chart:data-source-has-labels="both" svg:x="1.331cm" svg:y="0.18cm" svg:width="12.344cm" svg:height="7.659cm">
          <chartooo:coordinate-region svg:x="2.508cm" svg:y="0.379cm" svg:width="10.517cm" svg:height="6.813cm"/>
          <chart:axis chart:dimension="x" chart:name="primary-x" chart:style-name="ch4" chartooo:axis-type="auto">
            <chartooo:date-scale/>
            <chart:title svg:x="6.626cm" svg:y="8.019cm" chart:style-name="ch5">
              <text:p>numBodies</text:p>
            </chart:title>
            <chart:categories table:cell-range-address="Sheet1.F20:Sheet1.J20"/>
          </chart:axis>
          <chart:axis chart:dimension="y" chart:name="primary-y" chart:style-name="ch4">
            <chart:title svg:x="0.451cm" svg:y="4.688cm" chart:style-name="ch6">
              <text:p>time(ms)</text:p>
            </chart:title>
            <chart:grid chart:style-name="ch7" chart:class="major"/>
          </chart:axis>
          <chart:series chart:style-name="ch8" chart:values-cell-range-address="Sheet1.F31:Sheet1.J31" loext:label-string="rtx" chart:class="chart:line">
            <chart:data-point chart:repeated="5"/>
          </chart:series>
          <chart:series chart:style-name="ch9" chart:values-cell-range-address="Sheet1.F47:Sheet1.J47" loext:label-string="titan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x</text:p>
              </table:table-cell>
              <table:table-cell office:value-type="string">
                <text:p>titan</text:p>
              </table:table-cell>
            </table:table-row>
          </table:table-header-rows>
          <table:table-rows>
            <table:table-row>
              <table:table-cell office:value-type="float" office:value="50176">
                <text:p>50176</text:p>
                <draw:g>
                  <svg:desc>Sheet1.F20:Sheet1.J20</svg:desc>
                </draw:g>
              </table:table-cell>
              <table:table-cell office:value-type="float" office:value="63.7317">
                <text:p>63.7317</text:p>
                <draw:g>
                  <svg:desc>Sheet1.F31:Sheet1.J31</svg:desc>
                </draw:g>
              </table:table-cell>
              <table:table-cell office:value-type="float" office:value="62.5222">
                <text:p>62.5222</text:p>
                <draw:g>
                  <svg:desc>Sheet1.F47:Sheet1.J47</svg:desc>
                </draw:g>
              </table:table-cell>
            </table:table-row>
            <table:table-row>
              <table:table-cell office:value-type="float" office:value="100096">
                <text:p>100096</text:p>
              </table:table-cell>
              <table:table-cell office:value-type="float" office:value="221.7157">
                <text:p>221.7157</text:p>
              </table:table-cell>
              <table:table-cell office:value-type="float" office:value="222.7903">
                <text:p>222.7903</text:p>
              </table:table-cell>
            </table:table-row>
            <table:table-row>
              <table:table-cell office:value-type="float" office:value="200192">
                <text:p>200192</text:p>
              </table:table-cell>
              <table:table-cell office:value-type="float" office:value="787.1917">
                <text:p>787.1917</text:p>
              </table:table-cell>
              <table:table-cell office:value-type="float" office:value="805.8358">
                <text:p>805.8358</text:p>
              </table:table-cell>
            </table:table-row>
            <table:table-row>
              <table:table-cell office:value-type="float" office:value="500224">
                <text:p>500224</text:p>
              </table:table-cell>
              <table:table-cell office:value-type="float" office:value="4844.4775">
                <text:p>4844.4775</text:p>
              </table:table-cell>
              <table:table-cell office:value-type="float" office:value="4952.9175">
                <text:p>4952.9175</text:p>
              </table:table-cell>
            </table:table-row>
            <table:table-row>
              <table:table-cell office:value-type="float" office:value="1000192">
                <text:p>1000192</text:p>
              </table:table-cell>
              <table:table-cell office:value-type="float" office:value="21058.2778">
                <text:p>21058.2778</text:p>
              </table:table-cell>
              <table:table-cell office:value-type="float" office:value="22542.2629">
                <text:p>22542.26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8.979cm" xlink:href=".." xlink:type="simple" chart:class="chart:line" chart:style-name="ch1">
        <chart:legend chart:legend-position="end" svg:x="13.984cm" svg:y="3.941cm" style:legend-expansion="high" chart:style-name="ch2"/>
        <chart:plot-area chart:style-name="ch3" table:cell-range-address="Sheet1.F84:Sheet1.H84 Sheet1.F95:Sheet1.H95 Sheet1.F111:Sheet1.H111" chart:data-source-has-labels="both" svg:x="1.33cm" svg:y="0.179cm" svg:width="12.335cm" svg:height="7.64cm">
          <chartooo:coordinate-region svg:x="2.507cm" svg:y="0.378cm" svg:width="10.601cm" svg:height="6.794cm"/>
          <chart:axis chart:dimension="x" chart:name="primary-x" chart:style-name="ch4" chartooo:axis-type="auto">
            <chartooo:date-scale/>
            <chart:title svg:x="6.62cm" svg:y="7.998cm" chart:style-name="ch5">
              <text:p>numBodies</text:p>
            </chart:title>
            <chart:categories table:cell-range-address="Sheet1.F84:Sheet1.H84"/>
          </chart:axis>
          <chart:axis chart:dimension="y" chart:name="primary-y" chart:style-name="ch4">
            <chart:title svg:x="0.451cm" svg:y="4.678cm" chart:style-name="ch6">
              <text:p>time(ms)</text:p>
            </chart:title>
            <chart:grid chart:style-name="ch7" chart:class="major"/>
          </chart:axis>
          <chart:series chart:style-name="ch8" chart:values-cell-range-address="Sheet1.F95:Sheet1.H95" loext:label-string="rtx" chart:class="chart:line">
            <chart:data-point chart:repeated="3"/>
          </chart:series>
          <chart:series chart:style-name="ch9" chart:values-cell-range-address="Sheet1.F111:Sheet1.H111" loext:label-string="titan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x</text:p>
              </table:table-cell>
              <table:table-cell office:value-type="string">
                <text:p>titan</text:p>
              </table:table-cell>
            </table:table-row>
          </table:table-header-rows>
          <table:table-rows>
            <table:table-row>
              <table:table-cell office:value-type="float" office:value="50176">
                <text:p>50176</text:p>
                <draw:g>
                  <svg:desc>Sheet1.F84:Sheet1.H84</svg:desc>
                </draw:g>
              </table:table-cell>
              <table:table-cell office:value-type="float" office:value="2563.7909">
                <text:p>2563.7909</text:p>
                <draw:g>
                  <svg:desc>Sheet1.F95:Sheet1.H95</svg:desc>
                </draw:g>
              </table:table-cell>
              <table:table-cell office:value-type="float" office:value="2515.2935">
                <text:p>2515.2935</text:p>
                <draw:g>
                  <svg:desc>Sheet1.F111:Sheet1.H111</svg:desc>
                </draw:g>
              </table:table-cell>
            </table:table-row>
            <table:table-row>
              <table:table-cell office:value-type="float" office:value="100096">
                <text:p>100096</text:p>
              </table:table-cell>
              <table:table-cell office:value-type="float" office:value="10666.6317">
                <text:p>10666.6317</text:p>
              </table:table-cell>
              <table:table-cell office:value-type="float" office:value="10857.2605">
                <text:p>10857.2605</text:p>
              </table:table-cell>
            </table:table-row>
            <table:table-row>
              <table:table-cell office:value-type="float" office:value="200192">
                <text:p>200192</text:p>
              </table:table-cell>
              <table:table-cell office:value-type="float" office:value="48263.1347">
                <text:p>48263.1347</text:p>
              </table:table-cell>
              <table:table-cell office:value-type="float" office:value="47485.1734">
                <text:p>47485.17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line" chart:style-name="ch1">
        <chart:legend chart:legend-position="end" svg:x="13.984cm" svg:y="3.954cm" style:legend-expansion="high" chart:style-name="ch2"/>
        <chart:plot-area chart:style-name="ch3" table:cell-range-address="Sheet1.F135:Sheet1.J135 Sheet1.F146:Sheet1.J146 Sheet1.F162:Sheet1.J162" chart:data-source-has-labels="both" svg:x="1.33cm" svg:y="0.18cm" svg:width="12.335cm" svg:height="7.664cm">
          <chartooo:coordinate-region svg:x="2.507cm" svg:y="0.379cm" svg:width="10.509cm" svg:height="6.818cm"/>
          <chart:axis chart:dimension="x" chart:name="primary-x" chart:style-name="ch4" chartooo:axis-type="auto">
            <chartooo:date-scale/>
            <chart:title svg:x="6.62cm" svg:y="8.024cm" chart:style-name="ch5">
              <text:p>numBodies</text:p>
            </chart:title>
            <chart:categories table:cell-range-address="Sheet1.F135:Sheet1.J135"/>
          </chart:axis>
          <chart:axis chart:dimension="y" chart:name="primary-y" chart:style-name="ch4">
            <chart:title svg:x="0.451cm" svg:y="4.691cm" chart:style-name="ch6">
              <text:p>time(ms)</text:p>
            </chart:title>
            <chart:grid chart:style-name="ch7" chart:class="major"/>
          </chart:axis>
          <chart:series chart:style-name="ch8" chart:values-cell-range-address="Sheet1.F146:Sheet1.J146" loext:label-string="rtx" chart:class="chart:line">
            <chart:data-point chart:repeated="5"/>
          </chart:series>
          <chart:series chart:style-name="ch9" chart:values-cell-range-address="Sheet1.F162:Sheet1.J162" loext:label-string="titan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x</text:p>
              </table:table-cell>
              <table:table-cell office:value-type="string">
                <text:p>titan</text:p>
              </table:table-cell>
            </table:table-row>
          </table:table-header-rows>
          <table:table-rows>
            <table:table-row>
              <table:table-cell office:value-type="float" office:value="50176">
                <text:p>50176</text:p>
                <draw:g>
                  <svg:desc>Sheet1.F135:Sheet1.J135</svg:desc>
                </draw:g>
              </table:table-cell>
              <table:table-cell office:value-type="float" office:value="710.9631">
                <text:p>710.9631</text:p>
                <draw:g>
                  <svg:desc>Sheet1.F146:Sheet1.J146</svg:desc>
                </draw:g>
              </table:table-cell>
              <table:table-cell office:value-type="float" office:value="825.8675">
                <text:p>825.8675</text:p>
                <draw:g>
                  <svg:desc>Sheet1.F162:Sheet1.J162</svg:desc>
                </draw:g>
              </table:table-cell>
            </table:table-row>
            <table:table-row>
              <table:table-cell office:value-type="float" office:value="100096">
                <text:p>100096</text:p>
              </table:table-cell>
              <table:table-cell office:value-type="float" office:value="878.9587">
                <text:p>878.9587</text:p>
              </table:table-cell>
              <table:table-cell office:value-type="float" office:value="1071.602">
                <text:p>1071.602</text:p>
              </table:table-cell>
            </table:table-row>
            <table:table-row>
              <table:table-cell office:value-type="float" office:value="200192">
                <text:p>200192</text:p>
              </table:table-cell>
              <table:table-cell office:value-type="float" office:value="1536.182">
                <text:p>1536.182</text:p>
              </table:table-cell>
              <table:table-cell office:value-type="float" office:value="2036.517">
                <text:p>2036.517</text:p>
              </table:table-cell>
            </table:table-row>
            <table:table-row>
              <table:table-cell office:value-type="float" office:value="500224">
                <text:p>500224</text:p>
              </table:table-cell>
              <table:table-cell office:value-type="float" office:value="6197.635">
                <text:p>6197.635</text:p>
              </table:table-cell>
              <table:table-cell office:value-type="float" office:value="8840.498">
                <text:p>8840.498</text:p>
              </table:table-cell>
            </table:table-row>
            <table:table-row>
              <table:table-cell office:value-type="float" office:value="1000192">
                <text:p>1000192</text:p>
              </table:table-cell>
              <table:table-cell office:value-type="float" office:value="22727.59">
                <text:p>22727.59</text:p>
              </table:table-cell>
              <table:table-cell office:value-type="float" office:value="32726.76">
                <text:p>32726.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7cm" svg:height="9.005cm" xlink:href=".." xlink:type="simple" chart:class="chart:line" chart:style-name="ch1">
        <chart:legend chart:legend-position="end" svg:x="14.012cm" svg:y="3.954cm" style:legend-expansion="high" chart:style-name="ch2"/>
        <chart:plot-area chart:style-name="ch3" table:cell-range-address="Sheet1.F167:Sheet1.I167 Sheet1.F178:Sheet1.I178 Sheet1.F194:Sheet1.I194" chart:data-source-has-labels="both" svg:x="1.331cm" svg:y="0.18cm" svg:width="12.361cm" svg:height="7.664cm">
          <chartooo:coordinate-region svg:x="2.508cm" svg:y="0.379cm" svg:width="10.627cm" svg:height="6.818cm"/>
          <chart:axis chart:dimension="x" chart:name="primary-x" chart:style-name="ch4" chartooo:axis-type="auto">
            <chartooo:date-scale/>
            <chart:title svg:x="6.634cm" svg:y="8.024cm" chart:style-name="ch5">
              <text:p>numBodies</text:p>
            </chart:title>
            <chart:categories table:cell-range-address="Sheet1.F167:Sheet1.I167"/>
          </chart:axis>
          <chart:axis chart:dimension="y" chart:name="primary-y" chart:style-name="ch4">
            <chart:title svg:x="0.451cm" svg:y="4.691cm" chart:style-name="ch6">
              <text:p>time(ms)</text:p>
            </chart:title>
            <chart:grid chart:style-name="ch7" chart:class="major"/>
          </chart:axis>
          <chart:series chart:style-name="ch8" chart:values-cell-range-address="Sheet1.F178:Sheet1.I178" loext:label-string="rtx" chart:class="chart:line">
            <chart:data-point chart:repeated="4"/>
          </chart:series>
          <chart:series chart:style-name="ch9" chart:values-cell-range-address="Sheet1.F194:Sheet1.I194" loext:label-string="titan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x</text:p>
              </table:table-cell>
              <table:table-cell office:value-type="string">
                <text:p>titan</text:p>
              </table:table-cell>
            </table:table-row>
          </table:table-header-rows>
          <table:table-rows>
            <table:table-row>
              <table:table-cell office:value-type="float" office:value="50176">
                <text:p>50176</text:p>
                <draw:g>
                  <svg:desc>Sheet1.F167:Sheet1.I167</svg:desc>
                </draw:g>
              </table:table-cell>
              <table:table-cell office:value-type="float" office:value="1208.197">
                <text:p>1208.197</text:p>
                <draw:g>
                  <svg:desc>Sheet1.F178:Sheet1.I178</svg:desc>
                </draw:g>
              </table:table-cell>
              <table:table-cell office:value-type="float" office:value="1509.767">
                <text:p>1509.767</text:p>
                <draw:g>
                  <svg:desc>Sheet1.F194:Sheet1.I194</svg:desc>
                </draw:g>
              </table:table-cell>
            </table:table-row>
            <table:table-row>
              <table:table-cell office:value-type="float" office:value="100096">
                <text:p>100096</text:p>
              </table:table-cell>
              <table:table-cell office:value-type="float" office:value="2842.255">
                <text:p>2842.255</text:p>
              </table:table-cell>
              <table:table-cell office:value-type="float" office:value="4265.182">
                <text:p>4265.182</text:p>
              </table:table-cell>
            </table:table-row>
            <table:table-row>
              <table:table-cell office:value-type="float" office:value="200192">
                <text:p>200192</text:p>
              </table:table-cell>
              <table:table-cell office:value-type="float" office:value="9953.281">
                <text:p>9953.281</text:p>
              </table:table-cell>
              <table:table-cell office:value-type="float" office:value="14155.58">
                <text:p>14155.58</text:p>
              </table:table-cell>
            </table:table-row>
            <table:table-row>
              <table:table-cell office:value-type="float" office:value="500224">
                <text:p>500224</text:p>
              </table:table-cell>
              <table:table-cell office:value-type="float" office:value="59804.5">
                <text:p>59804.5</text:p>
              </table:table-cell>
              <table:table-cell office:value-type="float" office:value="84555.51">
                <text:p>84555.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line" chart:style-name="ch1">
        <chart:legend chart:legend-position="end" svg:x="13.984cm" svg:y="3.955cm" style:legend-expansion="high" chart:style-name="ch2"/>
        <chart:plot-area chart:style-name="ch3" table:cell-range-address="Sheet1.F199:Sheet1.H199 Sheet1.F210:Sheet1.H210 Sheet1.F226:Sheet1.H226" chart:data-source-has-labels="both" svg:x="1.33cm" svg:y="0.18cm" svg:width="12.335cm" svg:height="7.665cm">
          <chartooo:coordinate-region svg:x="2.507cm" svg:y="0.379cm" svg:width="10.601cm" svg:height="6.819cm"/>
          <chart:axis chart:dimension="x" chart:name="primary-x" chart:style-name="ch4" chartooo:axis-type="auto">
            <chartooo:date-scale/>
            <chart:title svg:x="6.62cm" svg:y="8.025cm" chart:style-name="ch5">
              <text:p>numBodies</text:p>
            </chart:title>
            <chart:categories table:cell-range-address="Sheet1.F199:Sheet1.H199"/>
          </chart:axis>
          <chart:axis chart:dimension="y" chart:name="primary-y" chart:style-name="ch4">
            <chart:title svg:x="0.451cm" svg:y="4.691cm" chart:style-name="ch6">
              <text:p>time(ms)</text:p>
            </chart:title>
            <chart:grid chart:style-name="ch7" chart:class="major"/>
          </chart:axis>
          <chart:series chart:style-name="ch8" chart:values-cell-range-address="Sheet1.F210:Sheet1.H210" loext:label-string="rtx" chart:class="chart:line">
            <chart:data-point chart:repeated="3"/>
          </chart:series>
          <chart:series chart:style-name="ch9" chart:values-cell-range-address="Sheet1.F226:Sheet1.H226" loext:label-string="titan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x</text:p>
              </table:table-cell>
              <table:table-cell office:value-type="string">
                <text:p>titan</text:p>
              </table:table-cell>
            </table:table-row>
          </table:table-header-rows>
          <table:table-rows>
            <table:table-row>
              <table:table-cell office:value-type="float" office:value="50176">
                <text:p>50176</text:p>
                <draw:g>
                  <svg:desc>Sheet1.F199:Sheet1.H199</svg:desc>
                </draw:g>
              </table:table-cell>
              <table:table-cell office:value-type="float" office:value="3524.644">
                <text:p>3524.644</text:p>
                <draw:g>
                  <svg:desc>Sheet1.F210:Sheet1.H210</svg:desc>
                </draw:g>
              </table:table-cell>
              <table:table-cell office:value-type="float" office:value="4911.181">
                <text:p>4911.181</text:p>
                <draw:g>
                  <svg:desc>Sheet1.F226:Sheet1.H226</svg:desc>
                </draw:g>
              </table:table-cell>
            </table:table-row>
            <table:table-row>
              <table:table-cell office:value-type="float" office:value="100096">
                <text:p>100096</text:p>
              </table:table-cell>
              <table:table-cell office:value-type="float" office:value="12720.31">
                <text:p>12720.31</text:p>
              </table:table-cell>
              <table:table-cell office:value-type="float" office:value="18939.32">
                <text:p>18939.32</text:p>
              </table:table-cell>
            </table:table-row>
            <table:table-row>
              <table:table-cell office:value-type="float" office:value="200192">
                <text:p>200192</text:p>
              </table:table-cell>
              <table:table-cell office:value-type="float" office:value="47477.79">
                <text:p>47477.79</text:p>
              </table:table-cell>
              <table:table-cell office:value-type="float" office:value="68876.45">
                <text:p>68876.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3.952cm" style:legend-expansion="high" chart:style-name="ch2"/>
        <chart:plot-area chart:style-name="ch3" table:cell-range-address="Sheet1.F20:Sheet1.J20 Sheet1.F31:Sheet1.J31 Sheet1.F146:Sheet1.J146" chart:data-source-has-labels="both" svg:x="1.331cm" svg:y="0.18cm" svg:width="11.603cm" svg:height="7.659cm">
          <chartooo:coordinate-region svg:x="2.508cm" svg:y="0.379cm" svg:width="9.776cm" svg:height="6.813cm"/>
          <chart:axis chart:dimension="x" chart:name="primary-x" chart:style-name="ch4" chartooo:axis-type="auto">
            <chartooo:date-scale/>
            <chart:title svg:x="6.255cm" svg:y="8.019cm" chart:style-name="ch5">
              <text:p>numBodies</text:p>
            </chart:title>
            <chart:categories table:cell-range-address="Sheet1.F20:Sheet1.J20"/>
          </chart:axis>
          <chart:axis chart:dimension="y" chart:name="primary-y" chart:style-name="ch4">
            <chart:title svg:x="0.451cm" svg:y="4.688cm" chart:style-name="ch6">
              <text:p>time(ms)</text:p>
            </chart:title>
            <chart:grid chart:style-name="ch7" chart:class="major"/>
          </chart:axis>
          <chart:series chart:style-name="ch8" chart:values-cell-range-address="Sheet1.F31:Sheet1.J31" loext:label-string="rtx_cuda" chart:class="chart:line">
            <chart:data-point chart:repeated="5"/>
          </chart:series>
          <chart:series chart:style-name="ch9" chart:values-cell-range-address="Sheet1.F146:Sheet1.J146" loext:label-string="rtx_hpxcl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x_cuda</text:p>
              </table:table-cell>
              <table:table-cell office:value-type="string">
                <text:p>rtx_hpxcl</text:p>
              </table:table-cell>
            </table:table-row>
          </table:table-header-rows>
          <table:table-rows>
            <table:table-row>
              <table:table-cell office:value-type="float" office:value="50176">
                <text:p>50176</text:p>
                <draw:g>
                  <svg:desc>Sheet1.F20:Sheet1.J20</svg:desc>
                </draw:g>
              </table:table-cell>
              <table:table-cell office:value-type="float" office:value="63.7317">
                <text:p>63.7317</text:p>
                <draw:g>
                  <svg:desc>Sheet1.F31:Sheet1.J31</svg:desc>
                </draw:g>
              </table:table-cell>
              <table:table-cell office:value-type="float" office:value="710.9631">
                <text:p>710.9631</text:p>
                <draw:g>
                  <svg:desc>Sheet1.F146:Sheet1.J146</svg:desc>
                </draw:g>
              </table:table-cell>
            </table:table-row>
            <table:table-row>
              <table:table-cell office:value-type="float" office:value="100096">
                <text:p>100096</text:p>
              </table:table-cell>
              <table:table-cell office:value-type="float" office:value="221.7157">
                <text:p>221.7157</text:p>
              </table:table-cell>
              <table:table-cell office:value-type="float" office:value="878.9587">
                <text:p>878.9587</text:p>
              </table:table-cell>
            </table:table-row>
            <table:table-row>
              <table:table-cell office:value-type="float" office:value="200192">
                <text:p>200192</text:p>
              </table:table-cell>
              <table:table-cell office:value-type="float" office:value="787.1917">
                <text:p>787.1917</text:p>
              </table:table-cell>
              <table:table-cell office:value-type="float" office:value="1536.182">
                <text:p>1536.182</text:p>
              </table:table-cell>
            </table:table-row>
            <table:table-row>
              <table:table-cell office:value-type="float" office:value="500224">
                <text:p>500224</text:p>
              </table:table-cell>
              <table:table-cell office:value-type="float" office:value="4844.4775">
                <text:p>4844.4775</text:p>
              </table:table-cell>
              <table:table-cell office:value-type="float" office:value="6197.635">
                <text:p>6197.635</text:p>
              </table:table-cell>
            </table:table-row>
            <table:table-row>
              <table:table-cell office:value-type="float" office:value="1000192">
                <text:p>1000192</text:p>
              </table:table-cell>
              <table:table-cell office:value-type="float" office:value="21058.2778">
                <text:p>21058.2778</text:p>
              </table:table-cell>
              <table:table-cell office:value-type="float" office:value="22727.59">
                <text:p>22727.5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line" chart:style-name="ch1">
        <chart:legend chart:legend-position="end" svg:x="12.978cm" svg:y="3.706cm" style:legend-expansion="high" chart:style-name="ch2"/>
        <chart:plot-area chart:style-name="ch3" table:cell-range-address="Sheet1.F20:Sheet1.J20 Sheet1.F31:Sheet1.J31 Sheet1.F146:Sheet1.J146 Sheet1.F242:Sheet1.J242" chart:data-source-has-labels="both" svg:x="1.33cm" svg:y="0.18cm" svg:width="11.329cm" svg:height="7.665cm">
          <chartooo:coordinate-region svg:x="2.507cm" svg:y="0.38cm" svg:width="9.502cm" svg:height="6.818cm"/>
          <chart:axis chart:dimension="x" chart:name="primary-x" chart:style-name="ch4" chartooo:axis-type="auto">
            <chartooo:date-scale/>
            <chart:title svg:x="6.117cm" svg:y="8.025cm" chart:style-name="ch5">
              <text:p>numBodies</text:p>
            </chart:title>
            <chart:categories table:cell-range-address="Sheet1.F20:Sheet1.J20"/>
          </chart:axis>
          <chart:axis chart:dimension="y" chart:name="primary-y" chart:style-name="ch4">
            <chart:title svg:x="0.451cm" svg:y="4.691cm" chart:style-name="ch6">
              <text:p>time(ms)</text:p>
            </chart:title>
            <chart:grid chart:style-name="ch7" chart:class="major"/>
          </chart:axis>
          <chart:series chart:style-name="ch8" chart:values-cell-range-address="Sheet1.F31:Sheet1.J31" loext:label-string="rtx_cuda" chart:class="chart:line">
            <chart:data-point chart:repeated="5"/>
          </chart:series>
          <chart:series chart:style-name="ch9" chart:values-cell-range-address="Sheet1.F146:Sheet1.J146" loext:label-string="rtx_hpxcl" chart:class="chart:line">
            <chart:data-point chart:repeated="5"/>
          </chart:series>
          <chart:series chart:style-name="ch10" chart:values-cell-range-address="Sheet1.F242:Sheet1.J242" loext:label-string="both_hpxcl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x_cuda</text:p>
              </table:table-cell>
              <table:table-cell office:value-type="string">
                <text:p>rtx_hpxcl</text:p>
              </table:table-cell>
              <table:table-cell office:value-type="string">
                <text:p>both_hpxcl</text:p>
              </table:table-cell>
            </table:table-row>
          </table:table-header-rows>
          <table:table-rows>
            <table:table-row>
              <table:table-cell office:value-type="float" office:value="50176">
                <text:p>50176</text:p>
                <draw:g>
                  <svg:desc>Sheet1.F20:Sheet1.J20</svg:desc>
                </draw:g>
              </table:table-cell>
              <table:table-cell office:value-type="float" office:value="63.7317">
                <text:p>63.7317</text:p>
                <draw:g>
                  <svg:desc>Sheet1.F31:Sheet1.J31</svg:desc>
                </draw:g>
              </table:table-cell>
              <table:table-cell office:value-type="float" office:value="710.9631">
                <text:p>710.9631</text:p>
                <draw:g>
                  <svg:desc>Sheet1.F146:Sheet1.J146</svg:desc>
                </draw:g>
              </table:table-cell>
              <table:table-cell office:value-type="float" office:value="1248.623">
                <text:p>1248.623</text:p>
                <draw:g>
                  <svg:desc>Sheet1.F242:Sheet1.J242</svg:desc>
                </draw:g>
              </table:table-cell>
            </table:table-row>
            <table:table-row>
              <table:table-cell office:value-type="float" office:value="100096">
                <text:p>100096</text:p>
              </table:table-cell>
              <table:table-cell office:value-type="float" office:value="221.7157">
                <text:p>221.7157</text:p>
              </table:table-cell>
              <table:table-cell office:value-type="float" office:value="878.9587">
                <text:p>878.9587</text:p>
              </table:table-cell>
              <table:table-cell office:value-type="float" office:value="1337.903">
                <text:p>1337.903</text:p>
              </table:table-cell>
            </table:table-row>
            <table:table-row>
              <table:table-cell office:value-type="float" office:value="200192">
                <text:p>200192</text:p>
              </table:table-cell>
              <table:table-cell office:value-type="float" office:value="787.1917">
                <text:p>787.1917</text:p>
              </table:table-cell>
              <table:table-cell office:value-type="float" office:value="1536.182">
                <text:p>1536.182</text:p>
              </table:table-cell>
              <table:table-cell office:value-type="float" office:value="1579.763">
                <text:p>1579.763</text:p>
              </table:table-cell>
            </table:table-row>
            <table:table-row>
              <table:table-cell office:value-type="float" office:value="500224">
                <text:p>500224</text:p>
              </table:table-cell>
              <table:table-cell office:value-type="float" office:value="4844.4775">
                <text:p>4844.4775</text:p>
              </table:table-cell>
              <table:table-cell office:value-type="float" office:value="6197.635">
                <text:p>6197.635</text:p>
              </table:table-cell>
              <table:table-cell office:value-type="float" office:value="3356.772">
                <text:p>3356.772</text:p>
              </table:table-cell>
            </table:table-row>
            <table:table-row>
              <table:table-cell office:value-type="float" office:value="1000192">
                <text:p>1000192</text:p>
              </table:table-cell>
              <table:table-cell office:value-type="float" office:value="21058.2778">
                <text:p>21058.2778</text:p>
              </table:table-cell>
              <table:table-cell office:value-type="float" office:value="22727.59">
                <text:p>22727.59</text:p>
              </table:table-cell>
              <table:table-cell office:value-type="float" office:value="9419.706">
                <text:p>9419.70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